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co21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96">
            <text:p>9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1">
            <text:p>15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">
            <text:p>20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229">
            <text:p>922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288">
            <text:p>1128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362">
            <text:p>1136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5">
            <text:p>2020-12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4 - 1.16)">
            <text:p>(0.44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8">
            <text:p>0.6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44.375">
            <text:p>344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60887312633833">
            <text:p>0.0460887313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54739348748">
            <text:p>1.1654739349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3833778627669">
            <text:p>15.38337786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9.625">
            <text:p>229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07560942941334">
            <text:p>0.0307560943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950036720848">
            <text:p>1.1095003672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2.8817290192962">
            <text:p>22.881729019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62.125">
            <text:p>262.1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64425501866236">
            <text:p>0.0264425502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9391937423551">
            <text:p>1.0939193742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6.5583917774456">
            <text:p>26.558391777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30.75">
            <text:p>430.7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60104678487503">
            <text:p>0.0460104678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6518588524788">
            <text:p>1.1651858852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5.4089640871741">
            <text:p>15.408964087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606">
            <text:p>8606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13">
            <text:p>313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63699744364397">
            <text:p>0.0363699744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2988754960693">
            <text:p>1.1298875496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19.4027357973596">
            <text:p>19.402735797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608">
            <text:p>5608</text:p>
          </table:table-cell>
          <table:table-cell office:value-type="float" office:value="9957">
            <text:p>9957</text:p>
          </table:table-cell>
          <table:table-cell office:value-type="float" office:value="149.5">
            <text:p>149.5</text:p>
          </table:table-cell>
          <table:table-cell office:value-type="float" office:value="413.25">
            <text:p>413.25</text:p>
          </table:table-cell>
          <table:table-cell office:value-type="float" office:value="564.625">
            <text:p>564.625</text:p>
          </table:table-cell>
          <table:table-cell office:value-type="float" office:value="0.0424715909090909">
            <text:p>0.0424715909</text:p>
          </table:table-cell>
          <table:table-cell office:value-type="float" office:value="0.0736893723252497">
            <text:p>0.0736893723</text:p>
          </table:table-cell>
          <table:table-cell office:value-type="float" office:value="0.0567063372501758">
            <text:p>0.0567063373</text:p>
          </table:table-cell>
          <table:table-cell office:value-type="float" office:value="1.15218608680914">
            <text:p>1.1521860868</text:p>
          </table:table-cell>
          <table:table-cell office:value-type="float" office:value="1.268555845382">
            <text:p>1.2685558454</text:p>
          </table:table-cell>
          <table:table-cell office:value-type="float" office:value="1.2047747733969">
            <text:p>1.2047747734</text:p>
          </table:table-cell>
          <table:table-cell office:value-type="float" office:value="16.6644257575408">
            <text:p>16.6644257575</text:p>
          </table:table-cell>
          <table:table-cell office:value-type="float" office:value="9.74880550546361">
            <text:p>9.7488055055</text:p>
          </table:table-cell>
          <table:table-cell office:value-type="float" office:value="12.5668395752511">
            <text:p>12.566839575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46">
            <text:p>6846</text:p>
          </table:table-cell>
          <table:table-cell office:value-type="float" office:value="12201">
            <text:p>12201</text:p>
          </table:table-cell>
          <table:table-cell office:value-type="float" office:value="178.75">
            <text:p>178.75</text:p>
          </table:table-cell>
          <table:table-cell office:value-type="float" office:value="334.625">
            <text:p>334.625</text:p>
          </table:table-cell>
          <table:table-cell office:value-type="float" office:value="566.75">
            <text:p>566.75</text:p>
          </table:table-cell>
          <table:table-cell office:value-type="float" office:value="0.043586930017069">
            <text:p>0.04358693</text:p>
          </table:table-cell>
          <table:table-cell office:value-type="float" office:value="0.0488789073911773">
            <text:p>0.0488789074</text:p>
          </table:table-cell>
          <table:table-cell office:value-type="float" office:value="0.0464511105647078">
            <text:p>0.0464511106</text:p>
          </table:table-cell>
          <table:table-cell office:value-type="float" office:value="1.15627790317763">
            <text:p>1.1562779032</text:p>
          </table:table-cell>
          <table:table-cell office:value-type="float" office:value="1.17575890514112">
            <text:p>1.1757589051</text:p>
          </table:table-cell>
          <table:table-cell office:value-type="float" office:value="1.16680799009496">
            <text:p>1.1668079901</text:p>
          </table:table-cell>
          <table:table-cell office:value-type="float" office:value="16.2467475618022">
            <text:p>16.2467475618</text:p>
          </table:table-cell>
          <table:table-cell office:value-type="float" office:value="14.5247229550698">
            <text:p>14.5247229551</text:p>
          </table:table-cell>
          <table:table-cell office:value-type="float" office:value="15.2660308522635">
            <text:p>15.266030852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438">
            <text:p>10438</text:p>
          </table:table-cell>
          <table:table-cell office:value-type="float" office:value="179.75">
            <text:p>179.75</text:p>
          </table:table-cell>
          <table:table-cell office:value-type="float" office:value="234">
            <text:p>234</text:p>
          </table:table-cell>
          <table:table-cell office:value-type="float" office:value="510">
            <text:p>510</text:p>
          </table:table-cell>
          <table:table-cell office:value-type="float" office:value="0.0461133914828117">
            <text:p>0.0461133915</text:p>
          </table:table-cell>
          <table:table-cell office:value-type="float" office:value="0.0405897658282741">
            <text:p>0.0405897658</text:p>
          </table:table-cell>
          <table:table-cell office:value-type="float" office:value="0.0488599348534202">
            <text:p>0.0488599349</text:p>
          </table:table-cell>
          <table:table-cell office:value-type="float" office:value="1.16556470214297">
            <text:p>1.1655647021</text:p>
          </table:table-cell>
          <table:table-cell office:value-type="float" office:value="1.14529333741535">
            <text:p>1.1452933374</text:p>
          </table:table-cell>
          <table:table-cell office:value-type="float" office:value="1.17568886672538">
            <text:p>1.1756888667</text:p>
          </table:table-cell>
          <table:table-cell office:value-type="float" office:value="15.3753338251192">
            <text:p>15.3753338251</text:p>
          </table:table-cell>
          <table:table-cell office:value-type="float" office:value="17.421170708743">
            <text:p>17.4211707087</text:p>
          </table:table-cell>
          <table:table-cell office:value-type="float" office:value="14.5302305108217">
            <text:p>14.530230510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330">
            <text:p>6330</text:p>
          </table:table-cell>
          <table:table-cell office:value-type="float" office:value="11123">
            <text:p>11123</text:p>
          </table:table-cell>
          <table:table-cell office:value-type="float" office:value="160.5">
            <text:p>160.5</text:p>
          </table:table-cell>
          <table:table-cell office:value-type="float" office:value="563.5">
            <text:p>563.5</text:p>
          </table:table-cell>
          <table:table-cell office:value-type="float" office:value="813.25">
            <text:p>813.25</text:p>
          </table:table-cell>
          <table:table-cell office:value-type="float" office:value="0.0417533818938606">
            <text:p>0.0417533819</text:p>
          </table:table-cell>
          <table:table-cell office:value-type="float" office:value="0.0890205371248025">
            <text:p>0.0890205371</text:p>
          </table:table-cell>
          <table:table-cell office:value-type="float" office:value="0.0731142677335251">
            <text:p>0.0731142677</text:p>
          </table:table-cell>
          <table:table-cell office:value-type="float" office:value="1.14955379263168">
            <text:p>1.1495537926</text:p>
          </table:table-cell>
          <table:table-cell office:value-type="float" office:value="1.32710420575559">
            <text:p>1.3271042058</text:p>
          </table:table-cell>
          <table:table-cell office:value-type="float" office:value="1.26637750151391">
            <text:p>1.2663775015</text:p>
          </table:table-cell>
          <table:table-cell office:value-type="float" office:value="16.9451938182499">
            <text:p>16.9451938182</text:p>
          </table:table-cell>
          <table:table-cell office:value-type="float" office:value="8.12802212575465">
            <text:p>8.1280221258</text:p>
          </table:table-cell>
          <table:table-cell office:value-type="float" office:value="9.82282512964893">
            <text:p>9.822825129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048">
            <text:p>7048</text:p>
          </table:table-cell>
          <table:table-cell office:value-type="float" office:value="15170">
            <text:p>15170</text:p>
          </table:table-cell>
          <table:table-cell office:value-type="float" office:value="175.375">
            <text:p>175.375</text:p>
          </table:table-cell>
          <table:table-cell office:value-type="float" office:value="395.875">
            <text:p>395.875</text:p>
          </table:table-cell>
          <table:table-cell office:value-type="float" office:value="837.625">
            <text:p>837.625</text:p>
          </table:table-cell>
          <table:table-cell office:value-type="float" office:value="0.0421574519230769">
            <text:p>0.0421574519</text:p>
          </table:table-cell>
          <table:table-cell office:value-type="float" office:value="0.0561684165720772">
            <text:p>0.0561684166</text:p>
          </table:table-cell>
          <table:table-cell office:value-type="float" office:value="0.0552158866183256">
            <text:p>0.0552158866</text:p>
          </table:table-cell>
          <table:table-cell office:value-type="float" office:value="1.15103449320596">
            <text:p>1.1510344932</text:p>
          </table:table-cell>
          <table:table-cell office:value-type="float" office:value="1.20277304440189">
            <text:p>1.2027730444</text:p>
          </table:table-cell>
          <table:table-cell office:value-type="float" office:value="1.19923123966883">
            <text:p>1.1992312397</text:p>
          </table:table-cell>
          <table:table-cell office:value-type="float" office:value="16.7860546005959">
            <text:p>16.7860546006</text:p>
          </table:table-cell>
          <table:table-cell office:value-type="float" office:value="12.6839320560554">
            <text:p>12.6839320561</text:p>
          </table:table-cell>
          <table:table-cell office:value-type="float" office:value="12.8968705433981">
            <text:p>12.896870543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510">
            <text:p>7510</text:p>
          </table:table-cell>
          <table:table-cell office:value-type="float" office:value="13592">
            <text:p>13592</text:p>
          </table:table-cell>
          <table:table-cell office:value-type="float" office:value="73">
            <text:p>73</text:p>
          </table:table-cell>
          <table:table-cell office:value-type="float" office:value="336.375">
            <text:p>336.375</text:p>
          </table:table-cell>
          <table:table-cell office:value-type="float" office:value="526.5">
            <text:p>526.5</text:p>
          </table:table-cell>
          <table:table-cell office:value-type="float" office:value="0.0161934338952973">
            <text:p>0.0161934339</text:p>
          </table:table-cell>
          <table:table-cell office:value-type="float" office:value="0.0447902796271638">
            <text:p>0.0447902796</text:p>
          </table:table-cell>
          <table:table-cell office:value-type="float" office:value="0.0387360211889347">
            <text:p>0.0387360212</text:p>
          </table:table-cell>
          <table:table-cell office:value-type="float" office:value="1.05719098414413">
            <text:p>1.0571909841</text:p>
          </table:table-cell>
          <table:table-cell office:value-type="float" office:value="1.16069807022727">
            <text:p>1.1606980702</text:p>
          </table:table-cell>
          <table:table-cell office:value-type="float" office:value="1.13851701366287">
            <text:p>1.1385170137</text:p>
          </table:table-cell>
          <table:table-cell office:value-type="float" office:value="0">
            <text:p>0</text:p>
          </table:table-cell>
          <table:table-cell office:value-type="float" office:value="15.8194357664305">
            <text:p>15.8194357664</text:p>
          </table:table-cell>
          <table:table-cell office:value-type="float" office:value="18.2385027757778">
            <text:p>18.238502775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4014">
            <text:p>14014</text:p>
          </table:table-cell>
          <table:table-cell office:value-type="float" office:value="171.25">
            <text:p>171.25</text:p>
          </table:table-cell>
          <table:table-cell office:value-type="float" office:value="194.625">
            <text:p>194.625</text:p>
          </table:table-cell>
          <table:table-cell office:value-type="float" office:value="761.125">
            <text:p>761.125</text:p>
          </table:table-cell>
          <table:table-cell office:value-type="float" office:value="0.039367816091954">
            <text:p>0.0393678161</text:p>
          </table:table-cell>
          <table:table-cell office:value-type="float" office:value="0.0265265094725365">
            <text:p>0.0265265095</text:p>
          </table:table-cell>
          <table:table-cell office:value-type="float" office:value="0.0543117596689025">
            <text:p>0.0543117597</text:p>
          </table:table-cell>
          <table:table-cell office:value-type="float" office:value="1.14082501321178">
            <text:p>1.1408250132</text:p>
          </table:table-cell>
          <table:table-cell office:value-type="float" office:value="1.09422194833528">
            <text:p>1.0942219483</text:p>
          </table:table-cell>
          <table:table-cell office:value-type="float" office:value="1.19587270262829">
            <text:p>1.1958727026</text:p>
          </table:table-cell>
          <table:table-cell office:value-type="float" office:value="17.951293570963">
            <text:p>17.951293571</text:p>
          </table:table-cell>
          <table:table-cell office:value-type="float" office:value="26.4754190278049">
            <text:p>26.4754190278</text:p>
          </table:table-cell>
          <table:table-cell office:value-type="float" office:value="13.1058963088094">
            <text:p>13.105896308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5231">
            <text:p>15231</text:p>
          </table:table-cell>
          <table:table-cell office:value-type="float" office:value="245">
            <text:p>245</text:p>
          </table:table-cell>
          <table:table-cell office:value-type="float" office:value="435.125">
            <text:p>435.125</text:p>
          </table:table-cell>
          <table:table-cell office:value-type="float" office:value="847.25">
            <text:p>847.25</text:p>
          </table:table-cell>
          <table:table-cell office:value-type="float" office:value="0.0515789473684211">
            <text:p>0.0515789474</text:p>
          </table:table-cell>
          <table:table-cell office:value-type="float" office:value="0.0534354660444554">
            <text:p>0.053435466</text:p>
          </table:table-cell>
          <table:table-cell office:value-type="float" office:value="0.0556266824240037">
            <text:p>0.0556266824</text:p>
          </table:table-cell>
          <table:table-cell office:value-type="float" office:value="1.18574067590028">
            <text:p>1.1857406759</text:p>
          </table:table-cell>
          <table:table-cell office:value-type="float" office:value="1.19262061525711">
            <text:p>1.1926206153</text:p>
          </table:table-cell>
          <table:table-cell office:value-type="float" office:value="1.20075827096711">
            <text:p>1.200758271</text:p>
          </table:table-cell>
          <table:table-cell office:value-type="float" office:value="13.7822364734033">
            <text:p>13.7822364734</text:p>
          </table:table-cell>
          <table:table-cell office:value-type="float" office:value="13.3152358540456">
            <text:p>13.315235854</text:p>
          </table:table-cell>
          <table:table-cell office:value-type="float" office:value="12.8041428306621">
            <text:p>12.804142830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390">
            <text:p>5390</text:p>
          </table:table-cell>
          <table:table-cell office:value-type="float" office:value="9225">
            <text:p>9225</text:p>
          </table:table-cell>
          <table:table-cell office:value-type="float" office:value="17109">
            <text:p>17109</text:p>
          </table:table-cell>
          <table:table-cell office:value-type="float" office:value="326.25">
            <text:p>326.25</text:p>
          </table:table-cell>
          <table:table-cell office:value-type="float" office:value="580.125">
            <text:p>580.125</text:p>
          </table:table-cell>
          <table:table-cell office:value-type="float" office:value="575.75">
            <text:p>575.75</text:p>
          </table:table-cell>
          <table:table-cell office:value-type="float" office:value="0.0605287569573284">
            <text:p>0.060528757</text:p>
          </table:table-cell>
          <table:table-cell office:value-type="float" office:value="0.0628861788617886">
            <text:p>0.0628861789</text:p>
          </table:table-cell>
          <table:table-cell office:value-type="float" office:value="0.0336518791279444">
            <text:p>0.0336518791</text:p>
          </table:table-cell>
          <table:table-cell office:value-type="float" office:value="1.2190315609715">
            <text:p>1.219031561</text:p>
          </table:table-cell>
          <table:table-cell office:value-type="float" office:value="1.22785278214026">
            <text:p>1.2278527821</text:p>
          </table:table-cell>
          <table:table-cell office:value-type="float" office:value="1.12000117692674">
            <text:p>1.1200011769</text:p>
          </table:table-cell>
          <table:table-cell office:value-type="float" office:value="11.7947142643503">
            <text:p>11.7947142644</text:p>
          </table:table-cell>
          <table:table-cell office:value-type="float" office:value="11.3653009326151">
            <text:p>11.3653009326</text:p>
          </table:table-cell>
          <table:table-cell office:value-type="float" office:value="20.9422390753707">
            <text:p>20.942239075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468">
            <text:p>5468</text:p>
          </table:table-cell>
          <table:table-cell office:value-type="float" office:value="9430">
            <text:p>9430</text:p>
          </table:table-cell>
          <table:table-cell office:value-type="float" office:value="16668">
            <text:p>16668</text:p>
          </table:table-cell>
          <table:table-cell office:value-type="float" office:value="391.375">
            <text:p>391.375</text:p>
          </table:table-cell>
          <table:table-cell office:value-type="float" office:value="580.375">
            <text:p>580.375</text:p>
          </table:table-cell>
          <table:table-cell office:value-type="float" office:value="344.75">
            <text:p>344.75</text:p>
          </table:table-cell>
          <table:table-cell office:value-type="float" office:value="0.0715755303584492">
            <text:p>0.0715755304</text:p>
          </table:table-cell>
          <table:table-cell office:value-type="float" office:value="0.0615455991516437">
            <text:p>0.0615455992</text:p>
          </table:table-cell>
          <table:table-cell office:value-type="float" office:value="0.0206833453323734">
            <text:p>0.0206833453</text:p>
          </table:table-cell>
          <table:table-cell office:value-type="float" office:value="1.26055554708491">
            <text:p>1.2605555471</text:p>
          </table:table-cell>
          <table:table-cell office:value-type="float" office:value="1.22283380414963">
            <text:p>1.2228338041</text:p>
          </table:table-cell>
          <table:table-cell office:value-type="float" office:value="1.07323019818062">
            <text:p>1.0732301982</text:p>
          </table:table-cell>
          <table:table-cell office:value-type="float" office:value="10.026716945394">
            <text:p>10.0267169454</text:p>
          </table:table-cell>
          <table:table-cell office:value-type="float" office:value="11.6054592971763">
            <text:p>11.6054592972</text:p>
          </table:table-cell>
          <table:table-cell office:value-type="float" office:value="33.8577252406196">
            <text:p>33.857725240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24">
            <text:p>5624</text:p>
          </table:table-cell>
          <table:table-cell office:value-type="float" office:value="9551">
            <text:p>9551</text:p>
          </table:table-cell>
          <table:table-cell office:value-type="float" office:value="15506">
            <text:p>15506</text:p>
          </table:table-cell>
          <table:table-cell office:value-type="float" office:value="456.5">
            <text:p>456.5</text:p>
          </table:table-cell>
          <table:table-cell office:value-type="float" office:value="771.375">
            <text:p>771.375</text:p>
          </table:table-cell>
          <table:table-cell office:value-type="float" office:value="413.375">
            <text:p>413.375</text:p>
          </table:table-cell>
          <table:table-cell office:value-type="float" office:value="0.0811699857752489">
            <text:p>0.0811699858</text:p>
          </table:table-cell>
          <table:table-cell office:value-type="float" office:value="0.080763794367082">
            <text:p>0.0807637944</text:p>
          </table:table-cell>
          <table:table-cell office:value-type="float" office:value="0.0266590352121759">
            <text:p>0.0266590352</text:p>
          </table:table-cell>
          <table:table-cell office:value-type="float" office:value="1.29700854073125">
            <text:p>1.2970085407</text:p>
          </table:table-cell>
          <table:table-cell office:value-type="float" office:value="1.2954579496267">
            <text:p>1.2954579496</text:p>
          </table:table-cell>
          <table:table-cell office:value-type="float" office:value="1.09469960339317">
            <text:p>1.0946996034</text:p>
          </table:table-cell>
          <table:table-cell office:value-type="float" office:value="8.88151785554627">
            <text:p>8.8815178555</text:p>
          </table:table-cell>
          <table:table-cell office:value-type="float" office:value="8.92448765945551">
            <text:p>8.9244876595</text:p>
          </table:table-cell>
          <table:table-cell office:value-type="float" office:value="26.3455139606255">
            <text:p>26.345513960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146">
            <text:p>6146</text:p>
          </table:table-cell>
          <table:table-cell office:value-type="float" office:value="10623">
            <text:p>10623</text:p>
          </table:table-cell>
          <table:table-cell office:value-type="float" office:value="16705">
            <text:p>16705</text:p>
          </table:table-cell>
          <table:table-cell office:value-type="float" office:value="493.25">
            <text:p>493.25</text:p>
          </table:table-cell>
          <table:table-cell office:value-type="float" office:value="879.375">
            <text:p>879.375</text:p>
          </table:table-cell>
          <table:table-cell office:value-type="float" office:value="410">
            <text:p>410</text:p>
          </table:table-cell>
          <table:table-cell office:value-type="float" office:value="0.080255450699642">
            <text:p>0.0802554507</text:p>
          </table:table-cell>
          <table:table-cell office:value-type="float" office:value="0.082780288054222">
            <text:p>0.0827802881</text:p>
          </table:table-cell>
          <table:table-cell office:value-type="float" office:value="0.0245435498353786">
            <text:p>0.0245435498</text:p>
          </table:table-cell>
          <table:table-cell office:value-type="float" office:value="1.29351831468807">
            <text:p>1.2935183147</text:p>
          </table:table-cell>
          <table:table-cell office:value-type="float" office:value="1.30316205732684">
            <text:p>1.3031620573</text:p>
          </table:table-cell>
          <table:table-cell office:value-type="float" office:value="1.08708310066733">
            <text:p>1.0870831007</text:p>
          </table:table-cell>
          <table:table-cell office:value-type="float" office:value="8.97887635090493">
            <text:p>8.9788763509</text:p>
          </table:table-cell>
          <table:table-cell office:value-type="float" office:value="8.71531629700049">
            <text:p>8.715316297</text:p>
          </table:table-cell>
          <table:table-cell office:value-type="float" office:value="28.586694131651">
            <text:p>28.58669413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752">
            <text:p>6752</text:p>
          </table:table-cell>
          <table:table-cell office:value-type="float" office:value="11640">
            <text:p>11640</text:p>
          </table:table-cell>
          <table:table-cell office:value-type="float" office:value="16968">
            <text:p>16968</text:p>
          </table:table-cell>
          <table:table-cell office:value-type="float" office:value="508">
            <text:p>508</text:p>
          </table:table-cell>
          <table:table-cell office:value-type="float" office:value="906.25">
            <text:p>906.25</text:p>
          </table:table-cell>
          <table:table-cell office:value-type="float" office:value="499.25">
            <text:p>499.25</text:p>
          </table:table-cell>
          <table:table-cell office:value-type="float" office:value="0.0752369668246445">
            <text:p>0.0752369668</text:p>
          </table:table-cell>
          <table:table-cell office:value-type="float" office:value="0.077856529209622">
            <text:p>0.0778565292</text:p>
          </table:table-cell>
          <table:table-cell office:value-type="float" office:value="0.0294230315888732">
            <text:p>0.0294230316</text:p>
          </table:table-cell>
          <table:table-cell office:value-type="float" office:value="1.27442416219312">
            <text:p>1.2744241622</text:p>
          </table:table-cell>
          <table:table-cell office:value-type="float" office:value="1.28437866494919">
            <text:p>1.2843786649</text:p>
          </table:table-cell>
          <table:table-cell office:value-type="float" office:value="1.1046774115453">
            <text:p>1.1046774115</text:p>
          </table:table-cell>
          <table:table-cell office:value-type="float" office:value="9.55523768557242">
            <text:p>9.5552376856</text:p>
          </table:table-cell>
          <table:table-cell office:value-type="float" office:value="9.24512129991643">
            <text:p>9.2451212999</text:p>
          </table:table-cell>
          <table:table-cell office:value-type="float" office:value="23.9028782847801">
            <text:p>23.902878284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264">
            <text:p>7264</text:p>
          </table:table-cell>
          <table:table-cell office:value-type="float" office:value="11402">
            <text:p>11402</text:p>
          </table:table-cell>
          <table:table-cell office:value-type="float" office:value="16627">
            <text:p>16627</text:p>
          </table:table-cell>
          <table:table-cell office:value-type="float" office:value="508.75">
            <text:p>508.75</text:p>
          </table:table-cell>
          <table:table-cell office:value-type="float" office:value="230.5">
            <text:p>230.5</text:p>
          </table:table-cell>
          <table:table-cell office:value-type="float" office:value="453">
            <text:p>453</text:p>
          </table:table-cell>
          <table:table-cell office:value-type="float" office:value="0.0700371696035242">
            <text:p>0.0700371696</text:p>
          </table:table-cell>
          <table:table-cell office:value-type="float" office:value="0.0202157516225224">
            <text:p>0.0202157516</text:p>
          </table:table-cell>
          <table:table-cell office:value-type="float" office:value="0.0272448427256871">
            <text:p>0.0272448427</text:p>
          </table:table-cell>
          <table:table-cell office:value-type="float" office:value="1.25474429565944">
            <text:p>1.2547442957</text:p>
          </table:table-cell>
          <table:table-cell office:value-type="float" office:value="1.07155613684161">
            <text:p>1.0715561368</text:p>
          </table:table-cell>
          <table:table-cell office:value-type="float" office:value="1.09681182119199">
            <text:p>1.0968118212</text:p>
          </table:table-cell>
          <table:table-cell office:value-type="float" office:value="10.2395111750912">
            <text:p>10.2395111751</text:p>
          </table:table-cell>
          <table:table-cell office:value-type="float" office:value="34.6328975920306">
            <text:p>34.632897592</text:p>
          </table:table-cell>
          <table:table-cell office:value-type="float" office:value="25.7864297078652">
            <text:p>25.786429707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996">
            <text:p>7996</text:p>
          </table:table-cell>
          <table:table-cell office:value-type="float" office:value="11648">
            <text:p>11648</text:p>
          </table:table-cell>
          <table:table-cell office:value-type="float" office:value="16907">
            <text:p>16907</text:p>
          </table:table-cell>
          <table:table-cell office:value-type="float" office:value="400">
            <text:p>400</text:p>
          </table:table-cell>
          <table:table-cell office:value-type="float" office:value="214.625">
            <text:p>214.625</text:p>
          </table:table-cell>
          <table:table-cell office:value-type="float" office:value="495.25">
            <text:p>495.25</text:p>
          </table:table-cell>
          <table:table-cell office:value-type="float" office:value="0.0500250125062531">
            <text:p>0.0500250125</text:p>
          </table:table-cell>
          <table:table-cell office:value-type="float" office:value="0.0184259100274725">
            <text:p>0.01842591</text:p>
          </table:table-cell>
          <table:table-cell office:value-type="float" office:value="0.0292926006979358">
            <text:p>0.0292926007</text:p>
          </table:table-cell>
          <table:table-cell office:value-type="float" office:value="1.17999244744934">
            <text:p>1.1799924474</text:p>
          </table:table-cell>
          <table:table-cell office:value-type="float" office:value="1.06515613285042">
            <text:p>1.0651561329</text:p>
          </table:table-cell>
          <table:table-cell office:value-type="float" office:value="1.10420589309585">
            <text:p>1.1042058931</text:p>
          </table:table-cell>
          <table:table-cell office:value-type="float" office:value="14.1997662352851">
            <text:p>14.1997662353</text:p>
          </table:table-cell>
          <table:table-cell office:value-type="float" office:value="0">
            <text:p>0</text:p>
          </table:table-cell>
          <table:table-cell office:value-type="float" office:value="24.0077820008422">
            <text:p>24.007782000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756">
            <text:p>8756</text:p>
          </table:table-cell>
          <table:table-cell office:value-type="float" office:value="12026">
            <text:p>12026</text:p>
          </table:table-cell>
          <table:table-cell office:value-type="float" office:value="18363">
            <text:p>18363</text:p>
          </table:table-cell>
          <table:table-cell office:value-type="float" office:value="394.75">
            <text:p>394.75</text:p>
          </table:table-cell>
          <table:table-cell office:value-type="float" office:value="298.5">
            <text:p>298.5</text:p>
          </table:table-cell>
          <table:table-cell office:value-type="float" office:value="238.75">
            <text:p>238.75</text:p>
          </table:table-cell>
          <table:table-cell office:value-type="float" office:value="0.0450833714024669">
            <text:p>0.0450833714</text:p>
          </table:table-cell>
          <table:table-cell office:value-type="float" office:value="0.0248212206885082">
            <text:p>0.0248212207</text:p>
          </table:table-cell>
          <table:table-cell office:value-type="float" office:value="0.0130016881773131">
            <text:p>0.0130016882</text:p>
          </table:table-cell>
          <table:table-cell office:value-type="float" office:value="1.16177552024758">
            <text:p>1.1617755202</text:p>
          </table:table-cell>
          <table:table-cell office:value-type="float" office:value="1.08808181468286">
            <text:p>1.0880818147</text:p>
          </table:table-cell>
          <table:table-cell office:value-type="float" office:value="1.0458372346557">
            <text:p>1.0458372347</text:p>
          </table:table-cell>
          <table:table-cell office:value-type="float" office:value="15.7188123963562">
            <text:p>15.7188123964</text:p>
          </table:table-cell>
          <table:table-cell office:value-type="float" office:value="28.2707452965762">
            <text:p>28.2707452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430">
            <text:p>9430</text:p>
          </table:table-cell>
          <table:table-cell office:value-type="float" office:value="12310">
            <text:p>12310</text:p>
          </table:table-cell>
          <table:table-cell office:value-type="float" office:value="19158">
            <text:p>19158</text:p>
          </table:table-cell>
          <table:table-cell office:value-type="float" office:value="42.75">
            <text:p>42.75</text:p>
          </table:table-cell>
          <table:table-cell office:value-type="float" office:value="354.5">
            <text:p>354.5</text:p>
          </table:table-cell>
          <table:table-cell office:value-type="float" office:value="200.375">
            <text:p>200.375</text:p>
          </table:table-cell>
          <table:table-cell office:value-type="float" office:value="0.00453340402969247">
            <text:p>0.004533404</text:p>
          </table:table-cell>
          <table:table-cell office:value-type="float" office:value="0.0287977254264825">
            <text:p>0.0287977254</text:p>
          </table:table-cell>
          <table:table-cell office:value-type="float" office:value="0.0104590771479278">
            <text:p>0.0104590771</text:p>
          </table:table-cell>
          <table:table-cell office:value-type="float" office:value="1.01590719553803">
            <text:p>1.0159071955</text:p>
          </table:table-cell>
          <table:table-cell office:value-type="float" office:value="1.10241748461258">
            <text:p>1.1024174846</text:p>
          </table:table-cell>
          <table:table-cell office:value-type="float" office:value="1.03682117891553">
            <text:p>1.0368211789</text:p>
          </table:table-cell>
          <table:table-cell office:value-type="float" office:value="0">
            <text:p>0</text:p>
          </table:table-cell>
          <table:table-cell office:value-type="float" office:value="24.4144450956514">
            <text:p>24.4144450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018">
            <text:p>9018</text:p>
          </table:table-cell>
          <table:table-cell office:value-type="float" office:value="12130">
            <text:p>12130</text:p>
          </table:table-cell>
          <table:table-cell office:value-type="float" office:value="18706">
            <text:p>18706</text:p>
          </table:table-cell>
          <table:table-cell office:value-type="float" office:value="116.5">
            <text:p>116.5</text:p>
          </table:table-cell>
          <table:table-cell office:value-type="float" office:value="367.5">
            <text:p>367.5</text:p>
          </table:table-cell>
          <table:table-cell office:value-type="float" office:value="307.125">
            <text:p>307.125</text:p>
          </table:table-cell>
          <table:table-cell office:value-type="float" office:value="0.0129186072299845">
            <text:p>0.0129186072</text:p>
          </table:table-cell>
          <table:table-cell office:value-type="float" office:value="0.0302967848309975">
            <text:p>0.0302967848</text:p>
          </table:table-cell>
          <table:table-cell office:value-type="float" office:value="0.0164185288142842">
            <text:p>0.0164185288</text:p>
          </table:table-cell>
          <table:table-cell office:value-type="float" office:value="1.04554223051396">
            <text:p>1.0455422305</text:p>
          </table:table-cell>
          <table:table-cell office:value-type="float" office:value="1.10783782144384">
            <text:p>1.1078378214</text:p>
          </table:table-cell>
          <table:table-cell office:value-type="float" office:value="1.05799320430331">
            <text:p>1.0579932043</text:p>
          </table:table-cell>
          <table:table-cell office:value-type="float" office:value="0">
            <text:p>0</text:p>
          </table:table-cell>
          <table:table-cell office:value-type="float" office:value="23.2234218366707">
            <text:p>23.2234218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998">
            <text:p>8998</text:p>
          </table:table-cell>
          <table:table-cell office:value-type="float" office:value="12461">
            <text:p>12461</text:p>
          </table:table-cell>
          <table:table-cell office:value-type="float" office:value="19333">
            <text:p>19333</text:p>
          </table:table-cell>
          <table:table-cell office:value-type="float" office:value="228.75">
            <text:p>228.75</text:p>
          </table:table-cell>
          <table:table-cell office:value-type="float" office:value="394.25">
            <text:p>394.25</text:p>
          </table:table-cell>
          <table:table-cell office:value-type="float" office:value="459">
            <text:p>459</text:p>
          </table:table-cell>
          <table:table-cell office:value-type="float" office:value="0.0254223160702378">
            <text:p>0.0254223161</text:p>
          </table:table-cell>
          <table:table-cell office:value-type="float" office:value="0.0316387127838857">
            <text:p>0.0316387128</text:p>
          </table:table-cell>
          <table:table-cell office:value-type="float" office:value="0.0237417886515285">
            <text:p>0.0237417887</text:p>
          </table:table-cell>
          <table:table-cell office:value-type="float" office:value="1.09024484278841">
            <text:p>1.0902448428</text:p>
          </table:table-cell>
          <table:table-cell office:value-type="float" office:value="1.11269747071098">
            <text:p>1.1126974707</text:p>
          </table:table-cell>
          <table:table-cell office:value-type="float" office:value="1.08420105843596">
            <text:p>1.0842010584</text:p>
          </table:table-cell>
          <table:table-cell office:value-type="float" office:value="27.61042768805">
            <text:p>27.6104276881</text:p>
          </table:table-cell>
          <table:table-cell office:value-type="float" office:value="22.2529722972525">
            <text:p>22.2529722973</text:p>
          </table:table-cell>
          <table:table-cell office:value-type="float" office:value="29.5404566847808">
            <text:p>29.540456684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134">
            <text:p>9134</text:p>
          </table:table-cell>
          <table:table-cell office:value-type="float" office:value="13489">
            <text:p>13489</text:p>
          </table:table-cell>
          <table:table-cell office:value-type="float" office:value="19381">
            <text:p>19381</text:p>
          </table:table-cell>
          <table:table-cell office:value-type="float" office:value="146.5">
            <text:p>146.5</text:p>
          </table:table-cell>
          <table:table-cell office:value-type="float" office:value="197">
            <text:p>197</text:p>
          </table:table-cell>
          <table:table-cell office:value-type="float" office:value="169.625">
            <text:p>169.625</text:p>
          </table:table-cell>
          <table:table-cell office:value-type="float" office:value="0.0160389752572805">
            <text:p>0.0160389753</text:p>
          </table:table-cell>
          <table:table-cell office:value-type="float" office:value="0.0146044925494848">
            <text:p>0.0146044925</text:p>
          </table:table-cell>
          <table:table-cell office:value-type="float" office:value="0.00875212837314896">
            <text:p>0.0087521284</text:p>
          </table:table-cell>
          <table:table-cell office:value-type="float" office:value="1.056640620906">
            <text:p>1.0566406209</text:p>
          </table:table-cell>
          <table:table-cell office:value-type="float" office:value="1.05153377468035">
            <text:p>1.0515337747</text:p>
          </table:table-cell>
          <table:table-cell office:value-type="float" office:value="1.0307825848181">
            <text:p>1.0307825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105">
            <text:p>9105</text:p>
          </table:table-cell>
          <table:table-cell office:value-type="float" office:value="13304">
            <text:p>13304</text:p>
          </table:table-cell>
          <table:table-cell office:value-type="float" office:value="18579">
            <text:p>18579</text:p>
          </table:table-cell>
          <table:table-cell office:value-type="float" office:value="79.5">
            <text:p>79.5</text:p>
          </table:table-cell>
          <table:table-cell office:value-type="float" office:value="118.125">
            <text:p>118.125</text:p>
          </table:table-cell>
          <table:table-cell office:value-type="float" office:value="289.125">
            <text:p>289.125</text:p>
          </table:table-cell>
          <table:table-cell office:value-type="float" office:value="0.00873146622734761">
            <text:p>0.0087314662</text:p>
          </table:table-cell>
          <table:table-cell office:value-type="float" office:value="0.00887890859891762">
            <text:p>0.0088789086</text:p>
          </table:table-cell>
          <table:table-cell office:value-type="float" office:value="0.0155619247537542">
            <text:p>0.0155619248</text:p>
          </table:table-cell>
          <table:table-cell office:value-type="float" office:value="1.03070955926058">
            <text:p>1.0307095593</text:p>
          </table:table-cell>
          <table:table-cell office:value-type="float" office:value="1.03123069673131">
            <text:p>1.0312306967</text:p>
          </table:table-cell>
          <table:table-cell office:value-type="float" office:value="1.05494139670214">
            <text:p>1.05494139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880">
            <text:p>8880</text:p>
          </table:table-cell>
          <table:table-cell office:value-type="float" office:value="13162">
            <text:p>13162</text:p>
          </table:table-cell>
          <table:table-cell office:value-type="float" office:value="19137">
            <text:p>19137</text:p>
          </table:table-cell>
          <table:table-cell office:value-type="float" office:value="84.125">
            <text:p>84.125</text:p>
          </table:table-cell>
          <table:table-cell office:value-type="float" office:value="207.75">
            <text:p>207.75</text:p>
          </table:table-cell>
          <table:table-cell office:value-type="float" office:value="391.875">
            <text:p>391.875</text:p>
          </table:table-cell>
          <table:table-cell office:value-type="float" office:value="0.00947353603603604">
            <text:p>0.009473536</text:p>
          </table:table-cell>
          <table:table-cell office:value-type="float" office:value="0.015784075368485">
            <text:p>0.0157840754</text:p>
          </table:table-cell>
          <table:table-cell office:value-type="float" office:value="0.0204773475466374">
            <text:p>0.0204773475</text:p>
          </table:table-cell>
          <table:table-cell office:value-type="float" office:value="1.03333328198078">
            <text:p>1.033333282</text:p>
          </table:table-cell>
          <table:table-cell office:value-type="float" office:value="1.05573257237876">
            <text:p>1.0557325724</text:p>
          </table:table-cell>
          <table:table-cell office:value-type="float" office:value="1.07249258706782">
            <text:p>1.0724925871</text:p>
          </table:table-cell>
          <table:table-cell table:number-columns-repeated="2" office:value-type="float" office:value="0">
            <text:p>0</text:p>
          </table:table-cell>
          <table:table-cell office:value-type="float" office:value="34.1948638938514">
            <text:p>34.194863893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1">
            <text:p>121</text:p>
          </table:table-cell>
          <table:table-cell office:value-type="float" office:value="9356">
            <text:p>9356</text:p>
          </table:table-cell>
          <table:table-cell office:value-type="float" office:value="13820">
            <text:p>13820</text:p>
          </table:table-cell>
          <table:table-cell office:value-type="float" office:value="19809">
            <text:p>19809</text:p>
          </table:table-cell>
          <table:table-cell office:value-type="float" office:value="115.5">
            <text:p>115.5</text:p>
          </table:table-cell>
          <table:table-cell office:value-type="float" office:value="75.5">
            <text:p>75.5</text:p>
          </table:table-cell>
          <table:table-cell office:value-type="float" office:value="205">
            <text:p>205</text:p>
          </table:table-cell>
          <table:table-cell office:value-type="float" office:value="0.012345019238991">
            <text:p>0.0123450192</text:p>
          </table:table-cell>
          <table:table-cell office:value-type="float" office:value="0.00546309696092619">
            <text:p>0.005463097</text:p>
          </table:table-cell>
          <table:table-cell office:value-type="float" office:value="0.0103488313392902">
            <text:p>0.0103488313</text:p>
          </table:table-cell>
          <table:table-cell office:value-type="float" office:value="1.04350627035649">
            <text:p>1.0435062704</text:p>
          </table:table-cell>
          <table:table-cell office:value-type="float" office:value="1.01917933640291">
            <text:p>1.0191793364</text:p>
          </table:table-cell>
          <table:table-cell office:value-type="float" office:value="1.03643082237529">
            <text:p>1.0364308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271">
            <text:p>10271</text:p>
          </table:table-cell>
          <table:table-cell office:value-type="float" office:value="13636">
            <text:p>13636</text:p>
          </table:table-cell>
          <table:table-cell office:value-type="float" office:value="20142">
            <text:p>20142</text:p>
          </table:table-cell>
          <table:table-cell office:value-type="float" office:value="130.75">
            <text:p>130.75</text:p>
          </table:table-cell>
          <table:table-cell office:value-type="float" office:value="69.25">
            <text:p>69.25</text:p>
          </table:table-cell>
          <table:table-cell office:value-type="float" office:value="272.25">
            <text:p>272.25</text:p>
          </table:table-cell>
          <table:table-cell office:value-type="float" office:value="0.0127300165514556">
            <text:p>0.0127300166</text:p>
          </table:table-cell>
          <table:table-cell office:value-type="float" office:value="0.00507846875916691">
            <text:p>0.0050784688</text:p>
          </table:table-cell>
          <table:table-cell office:value-type="float" office:value="0.0135165326184093">
            <text:p>0.0135165326</text:p>
          </table:table-cell>
          <table:table-cell office:value-type="float" office:value="1.04487268244004">
            <text:p>1.0448726824</text:p>
          </table:table-cell>
          <table:table-cell office:value-type="float" office:value="1.01782519071316">
            <text:p>1.0178251907</text:p>
          </table:table-cell>
          <table:table-cell office:value-type="float" office:value="1.04766594960632">
            <text:p>1.0476659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446">
            <text:p>13446</text:p>
          </table:table-cell>
          <table:table-cell office:value-type="float" office:value="19632">
            <text:p>19632</text:p>
          </table:table-cell>
          <table:table-cell office:value-type="float" office:value="50.875">
            <text:p>50.875</text:p>
          </table:table-cell>
          <table:table-cell office:value-type="float" office:value="85.25">
            <text:p>85.25</text:p>
          </table:table-cell>
          <table:table-cell office:value-type="float" office:value="447.5">
            <text:p>447.5</text:p>
          </table:table-cell>
          <table:table-cell office:value-type="float" office:value="0.00494412050534499">
            <text:p>0.0049441205</text:p>
          </table:table-cell>
          <table:table-cell office:value-type="float" office:value="0.00634017551688234">
            <text:p>0.0063401755</text:p>
          </table:table-cell>
          <table:table-cell office:value-type="float" office:value="0.0227944172779136">
            <text:p>0.0227944173</text:p>
          </table:table-cell>
          <table:table-cell office:value-type="float" office:value="1.01735233265075">
            <text:p>1.0173523327</text:p>
          </table:table-cell>
          <table:table-cell office:value-type="float" office:value="1.02226940204723">
            <text:p>1.022269402</text:p>
          </table:table-cell>
          <table:table-cell office:value-type="float" office:value="1.08079884797242">
            <text:p>1.080798848</text:p>
          </table:table-cell>
          <table:table-cell table:number-columns-repeated="2" office:value-type="float" office:value="0">
            <text:p>0</text:p>
          </table:table-cell>
          <table:table-cell office:value-type="float" office:value="30.7539096004444">
            <text:p>30.753909600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10050">
            <text:p>10050</text:p>
          </table:table-cell>
          <table:table-cell office:value-type="float" office:value="13602">
            <text:p>13602</text:p>
          </table:table-cell>
          <table:table-cell office:value-type="float" office:value="21608">
            <text:p>21608</text:p>
          </table:table-cell>
          <table:table-cell office:value-type="float" office:value="98.75">
            <text:p>98.75</text:p>
          </table:table-cell>
          <table:table-cell office:value-type="float" office:value="189">
            <text:p>189</text:p>
          </table:table-cell>
          <table:table-cell office:value-type="float" office:value="726.125">
            <text:p>726.125</text:p>
          </table:table-cell>
          <table:table-cell office:value-type="float" office:value="0.00982587064676617">
            <text:p>0.0098258706</text:p>
          </table:table-cell>
          <table:table-cell office:value-type="float" office:value="0.013895015438906">
            <text:p>0.0138950154</text:p>
          </table:table-cell>
          <table:table-cell office:value-type="float" office:value="0.0336044520547945">
            <text:p>0.0336044521</text:p>
          </table:table-cell>
          <table:table-cell office:value-type="float" office:value="1.03457978082226">
            <text:p>1.0345797808</text:p>
          </table:table-cell>
          <table:table-cell office:value-type="float" office:value="1.0490109740861">
            <text:p>1.0490109741</text:p>
          </table:table-cell>
          <table:table-cell office:value-type="float" office:value="1.11982893021967">
            <text:p>1.1198289302</text:p>
          </table:table-cell>
          <table:table-cell table:number-columns-repeated="2" office:value-type="float" office:value="0">
            <text:p>0</text:p>
          </table:table-cell>
          <table:table-cell office:value-type="float" office:value="20.9713117667367">
            <text:p>20.971311766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762">
            <text:p>13762</text:p>
          </table:table-cell>
          <table:table-cell office:value-type="float" office:value="21096">
            <text:p>21096</text:p>
          </table:table-cell>
          <table:table-cell office:value-type="float" office:value="128">
            <text:p>128</text:p>
          </table:table-cell>
          <table:table-cell office:value-type="float" office:value="176.125">
            <text:p>176.125</text:p>
          </table:table-cell>
          <table:table-cell office:value-type="float" office:value="766.125">
            <text:p>766.125</text:p>
          </table:table-cell>
          <table:table-cell office:value-type="float" office:value="0.0124344278220323">
            <text:p>0.0124344278</text:p>
          </table:table-cell>
          <table:table-cell office:value-type="float" office:value="0.0127979218136899">
            <text:p>0.0127979218</text:p>
          </table:table-cell>
          <table:table-cell office:value-type="float" office:value="0.0363161262798635">
            <text:p>0.0363161263</text:p>
          </table:table-cell>
          <table:table-cell office:value-type="float" office:value="1.04382354276783">
            <text:p>1.0438235428</text:p>
          </table:table-cell>
          <table:table-cell office:value-type="float" office:value="1.0451137484813">
            <text:p>1.0451137485</text:p>
          </table:table-cell>
          <table:table-cell office:value-type="float" office:value="1.12969140959435">
            <text:p>1.1296914096</text:p>
          </table:table-cell>
          <table:table-cell table:number-columns-repeated="2" office:value-type="float" office:value="0">
            <text:p>0</text:p>
          </table:table-cell>
          <table:table-cell office:value-type="float" office:value="19.4309976031869">
            <text:p>19.430997603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266">
            <text:p>10266</text:p>
          </table:table-cell>
          <table:table-cell office:value-type="float" office:value="14212">
            <text:p>14212</text:p>
          </table:table-cell>
          <table:table-cell office:value-type="float" office:value="20988">
            <text:p>20988</text:p>
          </table:table-cell>
          <table:table-cell office:value-type="float" office:value="72.875">
            <text:p>72.875</text:p>
          </table:table-cell>
          <table:table-cell office:value-type="float" office:value="124.5">
            <text:p>124.5</text:p>
          </table:table-cell>
          <table:table-cell office:value-type="float" office:value="982.875">
            <text:p>982.875</text:p>
          </table:table-cell>
          <table:table-cell office:value-type="float" office:value="0.00709867523865186">
            <text:p>0.0070986752</text:p>
          </table:table-cell>
          <table:table-cell office:value-type="float" office:value="0.00876020264565156">
            <text:p>0.0087602026</text:p>
          </table:table-cell>
          <table:table-cell office:value-type="float" office:value="0.0468303316180675">
            <text:p>0.0468303316</text:p>
          </table:table-cell>
          <table:table-cell office:value-type="float" office:value="1.02494413006796">
            <text:p>1.0249441301</text:p>
          </table:table-cell>
          <table:table-cell office:value-type="float" office:value="1.03081112191455">
            <text:p>1.0308111219</text:p>
          </table:table-cell>
          <table:table-cell office:value-type="float" office:value="1.16820459738377">
            <text:p>1.1682045974</text:p>
          </table:table-cell>
          <table:table-cell table:number-columns-repeated="2" office:value-type="float" office:value="0">
            <text:p>0</text:p>
          </table:table-cell>
          <table:table-cell office:value-type="float" office:value="15.1451744194983">
            <text:p>15.145174419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880">
            <text:p>9880</text:p>
          </table:table-cell>
          <table:table-cell office:value-type="float" office:value="14116">
            <text:p>14116</text:p>
          </table:table-cell>
          <table:table-cell office:value-type="float" office:value="22257">
            <text:p>22257</text:p>
          </table:table-cell>
          <table:table-cell office:value-type="float" office:value="-1.875">
            <text:p>-1.875</text:p>
          </table:table-cell>
          <table:table-cell office:value-type="float" office:value="307.5">
            <text:p>307.5</text:p>
          </table:table-cell>
          <table:table-cell office:value-type="float" office:value="1205.25">
            <text:p>1205.25</text:p>
          </table:table-cell>
          <table:table-cell office:value-type="float" office:value="-0.000189777327935223">
            <text:p>-0.0001897773</text:p>
          </table:table-cell>
          <table:table-cell office:value-type="float" office:value="0.0217837914423349">
            <text:p>0.0217837914</text:p>
          </table:table-cell>
          <table:table-cell office:value-type="float" office:value="0.0541515028979647">
            <text:p>0.0541515029</text:p>
          </table:table-cell>
          <table:table-cell office:value-type="float" office:value="0.999335849942478">
            <text:p>0.9993358499</text:p>
          </table:table-cell>
          <table:table-cell office:value-type="float" office:value="1.07717335584459">
            <text:p>1.0771733558</text:p>
          </table:table-cell>
          <table:table-cell office:value-type="float" office:value="1.19527773526445">
            <text:p>1.1952777353</text:p>
          </table:table-cell>
          <table:table-cell office:value-type="float" office:value="0">
            <text:p>0</text:p>
          </table:table-cell>
          <table:table-cell office:value-type="float" office:value="32.1647291557637">
            <text:p>32.1647291558</text:p>
          </table:table-cell>
          <table:table-cell office:value-type="float" office:value="13.1436742598879">
            <text:p>13.143674259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792">
            <text:p>14792</text:p>
          </table:table-cell>
          <table:table-cell office:value-type="float" office:value="24593">
            <text:p>24593</text:p>
          </table:table-cell>
          <table:table-cell office:value-type="float" office:value="130.875">
            <text:p>130.875</text:p>
          </table:table-cell>
          <table:table-cell office:value-type="float" office:value="539.5">
            <text:p>539.5</text:p>
          </table:table-cell>
          <table:table-cell office:value-type="float" office:value="1177.875">
            <text:p>1177.875</text:p>
          </table:table-cell>
          <table:table-cell office:value-type="float" office:value="0.0136044698544699">
            <text:p>0.0136044699</text:p>
          </table:table-cell>
          <table:table-cell office:value-type="float" office:value="0.0364724175229854">
            <text:p>0.0364724175</text:p>
          </table:table-cell>
          <table:table-cell office:value-type="float" office:value="0.047894726141585">
            <text:p>0.0478947261</text:p>
          </table:table-cell>
          <table:table-cell office:value-type="float" office:value="1.04797840442669">
            <text:p>1.0479784044</text:p>
          </table:table-cell>
          <table:table-cell office:value-type="float" office:value="1.13026072632079">
            <text:p>1.1302607263</text:p>
          </table:table-cell>
          <table:table-cell office:value-type="float" office:value="1.17212759488822">
            <text:p>1.1721275949</text:p>
          </table:table-cell>
          <table:table-cell office:value-type="float" office:value="0">
            <text:p>0</text:p>
          </table:table-cell>
          <table:table-cell office:value-type="float" office:value="19.349199678367">
            <text:p>19.3491996784</text:p>
          </table:table-cell>
          <table:table-cell office:value-type="float" office:value="14.8161783926678">
            <text:p>14.816178392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110">
            <text:p>15110</text:p>
          </table:table-cell>
          <table:table-cell office:value-type="float" office:value="26047">
            <text:p>26047</text:p>
          </table:table-cell>
          <table:table-cell office:value-type="float" office:value="116.25">
            <text:p>116.25</text:p>
          </table:table-cell>
          <table:table-cell office:value-type="float" office:value="761.5">
            <text:p>761.5</text:p>
          </table:table-cell>
          <table:table-cell office:value-type="float" office:value="1347">
            <text:p>1347</text:p>
          </table:table-cell>
          <table:table-cell office:value-type="float" office:value="0.0111994219653179">
            <text:p>0.011199422</text:p>
          </table:table-cell>
          <table:table-cell office:value-type="float" office:value="0.050397088021178">
            <text:p>0.050397088</text:p>
          </table:table-cell>
          <table:table-cell office:value-type="float" office:value="0.0517142089300111">
            <text:p>0.0517142089</text:p>
          </table:table-cell>
          <table:table-cell office:value-type="float" office:value="1.03944381390123">
            <text:p>1.0394438139</text:p>
          </table:table-cell>
          <table:table-cell office:value-type="float" office:value="1.18136794637691">
            <text:p>1.1813679464</text:p>
          </table:table-cell>
          <table:table-cell office:value-type="float" office:value="1.18624147568934">
            <text:p>1.1862414757</text:p>
          </table:table-cell>
          <table:table-cell office:value-type="float" office:value="0">
            <text:p>0</text:p>
          </table:table-cell>
          <table:table-cell office:value-type="float" office:value="14.0974485364703">
            <text:p>14.0974485365</text:p>
          </table:table-cell>
          <table:table-cell office:value-type="float" office:value="13.7470796788898">
            <text:p>13.747079678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576">
            <text:p>10576</text:p>
          </table:table-cell>
          <table:table-cell office:value-type="float" office:value="16027">
            <text:p>16027</text:p>
          </table:table-cell>
          <table:table-cell office:value-type="float" office:value="28005">
            <text:p>28005</text:p>
          </table:table-cell>
          <table:table-cell office:value-type="float" office:value="117">
            <text:p>117</text:p>
          </table:table-cell>
          <table:table-cell office:value-type="float" office:value="911">
            <text:p>911</text:p>
          </table:table-cell>
          <table:table-cell office:value-type="float" office:value="1547.625">
            <text:p>1547.625</text:p>
          </table:table-cell>
          <table:table-cell office:value-type="float" office:value="0.0110627836611195">
            <text:p>0.0110627837</text:p>
          </table:table-cell>
          <table:table-cell office:value-type="float" office:value="0.0568415798340301">
            <text:p>0.0568415798</text:p>
          </table:table-cell>
          <table:table-cell office:value-type="float" office:value="0.055262453133369">
            <text:p>0.0552624531</text:p>
          </table:table-cell>
          <table:table-cell office:value-type="float" office:value="1.03895961777129">
            <text:p>1.0389596178</text:p>
          </table:table-cell>
          <table:table-cell office:value-type="float" office:value="1.20527822120724">
            <text:p>1.2052782212</text:p>
          </table:table-cell>
          <table:table-cell office:value-type="float" office:value="1.19940430587037">
            <text:p>1.1994043059</text:p>
          </table:table-cell>
          <table:table-cell office:value-type="float" office:value="0">
            <text:p>0</text:p>
          </table:table-cell>
          <table:table-cell office:value-type="float" office:value="12.5377490515011">
            <text:p>12.5377490515</text:p>
          </table:table-cell>
          <table:table-cell office:value-type="float" office:value="12.8862899600522">
            <text:p>12.886289960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58">
            <text:p>10458</text:p>
          </table:table-cell>
          <table:table-cell office:value-type="float" office:value="17210">
            <text:p>17210</text:p>
          </table:table-cell>
          <table:table-cell office:value-type="float" office:value="29330">
            <text:p>29330</text:p>
          </table:table-cell>
          <table:table-cell office:value-type="float" office:value="237.5">
            <text:p>237.5</text:p>
          </table:table-cell>
          <table:table-cell office:value-type="float" office:value="939.25">
            <text:p>939.25</text:p>
          </table:table-cell>
          <table:table-cell office:value-type="float" office:value="1584.25">
            <text:p>1584.25</text:p>
          </table:table-cell>
          <table:table-cell office:value-type="float" office:value="0.0227098871677185">
            <text:p>0.0227098872</text:p>
          </table:table-cell>
          <table:table-cell office:value-type="float" office:value="0.0545758280069727">
            <text:p>0.054575828</text:p>
          </table:table-cell>
          <table:table-cell office:value-type="float" office:value="0.0540146607569042">
            <text:p>0.0540146608</text:p>
          </table:table-cell>
          <table:table-cell office:value-type="float" office:value="1.08049545347835">
            <text:p>1.0804954535</text:p>
          </table:table-cell>
          <table:table-cell office:value-type="float" office:value="1.19685329918959">
            <text:p>1.1968532992</text:p>
          </table:table-cell>
          <table:table-cell office:value-type="float" office:value="1.19476977645946">
            <text:p>1.1947697765</text:p>
          </table:table-cell>
          <table:table-cell office:value-type="float" office:value="30.8671005602399">
            <text:p>30.8671005602</text:p>
          </table:table-cell>
          <table:table-cell office:value-type="float" office:value="13.0441303346323">
            <text:p>13.0441303346</text:p>
          </table:table-cell>
          <table:table-cell office:value-type="float" office:value="13.1761099808745">
            <text:p>13.176109980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1">
            <text:p>571</text:p>
          </table:table-cell>
          <table:table-cell office:value-type="float" office:value="11174">
            <text:p>11174</text:p>
          </table:table-cell>
          <table:table-cell office:value-type="float" office:value="17776">
            <text:p>17776</text:p>
          </table:table-cell>
          <table:table-cell office:value-type="float" office:value="30754">
            <text:p>30754</text:p>
          </table:table-cell>
          <table:table-cell office:value-type="float" office:value="437.25">
            <text:p>437.25</text:p>
          </table:table-cell>
          <table:table-cell office:value-type="float" office:value="848.25">
            <text:p>848.25</text:p>
          </table:table-cell>
          <table:table-cell office:value-type="float" office:value="1339.625">
            <text:p>1339.625</text:p>
          </table:table-cell>
          <table:table-cell office:value-type="float" office:value="0.0391310184356542">
            <text:p>0.0391310184</text:p>
          </table:table-cell>
          <table:table-cell office:value-type="float" office:value="0.0477188343834383">
            <text:p>0.0477188344</text:p>
          </table:table-cell>
          <table:table-cell office:value-type="float" office:value="0.0435593743903232">
            <text:p>0.0435593744</text:p>
          </table:table-cell>
          <table:table-cell office:value-type="float" office:value="1.13995978826826">
            <text:p>1.1399597883</text:p>
          </table:table-cell>
          <table:table-cell office:value-type="float" office:value="1.17147901116567">
            <text:p>1.1714790112</text:p>
          </table:table-cell>
          <table:table-cell office:value-type="float" office:value="1.15617675179679">
            <text:p>1.1561767518</text:p>
          </table:table-cell>
          <table:table-cell office:value-type="float" office:value="18.057853525395">
            <text:p>18.0578535254</text:p>
          </table:table-cell>
          <table:table-cell office:value-type="float" office:value="14.8695330524044">
            <text:p>14.8695330524</text:p>
          </table:table-cell>
          <table:table-cell office:value-type="float" office:value="16.2568090836105">
            <text:p>16.25680908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592">
            <text:p>18592</text:p>
          </table:table-cell>
          <table:table-cell office:value-type="float" office:value="31867">
            <text:p>31867</text:p>
          </table:table-cell>
          <table:table-cell office:value-type="float" office:value="424.875">
            <text:p>424.875</text:p>
          </table:table-cell>
          <table:table-cell office:value-type="float" office:value="588.25">
            <text:p>588.25</text:p>
          </table:table-cell>
          <table:table-cell office:value-type="float" office:value="916">
            <text:p>916</text:p>
          </table:table-cell>
          <table:table-cell office:value-type="float" office:value="0.0378541518175339">
            <text:p>0.0378541518</text:p>
          </table:table-cell>
          <table:table-cell office:value-type="float" office:value="0.0316399526678141">
            <text:p>0.0316399527</text:p>
          </table:table-cell>
          <table:table-cell office:value-type="float" office:value="0.028744469200113">
            <text:p>0.0287444692</text:p>
          </table:table-cell>
          <table:table-cell office:value-type="float" office:value="1.13529808750863">
            <text:p>1.1352980875</text:p>
          </table:table-cell>
          <table:table-cell office:value-type="float" office:value="1.1127019640828">
            <text:p>1.1127019641</text:p>
          </table:table-cell>
          <table:table-cell office:value-type="float" office:value="1.1022250814392">
            <text:p>1.1022250814</text:p>
          </table:table-cell>
          <table:table-cell office:value-type="float" office:value="18.65542235902">
            <text:p>18.655422359</text:p>
          </table:table-cell>
          <table:table-cell office:value-type="float" office:value="22.25211370498">
            <text:p>22.252113705</text:p>
          </table:table-cell>
          <table:table-cell office:value-type="float" office:value="24.4590427984789">
            <text:p>24.459042798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84">
            <text:p>19384</text:p>
          </table:table-cell>
          <table:table-cell office:value-type="float" office:value="33369">
            <text:p>33369</text:p>
          </table:table-cell>
          <table:table-cell office:value-type="float" office:value="526.75">
            <text:p>526.75</text:p>
          </table:table-cell>
          <table:table-cell office:value-type="float" office:value="299.75">
            <text:p>299.75</text:p>
          </table:table-cell>
          <table:table-cell office:value-type="float" office:value="482">
            <text:p>482</text:p>
          </table:table-cell>
          <table:table-cell office:value-type="float" office:value="0.0468638790035587">
            <text:p>0.046863879</text:p>
          </table:table-cell>
          <table:table-cell office:value-type="float" office:value="0.0154637845645894">
            <text:p>0.0154637846</text:p>
          </table:table-cell>
          <table:table-cell office:value-type="float" office:value="0.0144445443375588">
            <text:p>0.0144445443</text:p>
          </table:table-cell>
          <table:table-cell office:value-type="float" office:value="1.16832817389677">
            <text:p>1.1683281739</text:p>
          </table:table-cell>
          <table:table-cell office:value-type="float" office:value="1.05459193809686">
            <text:p>1.0545919381</text:p>
          </table:table-cell>
          <table:table-cell office:value-type="float" office:value="1.05096484910925">
            <text:p>1.0509648491</text:p>
          </table:table-cell>
          <table:table-cell office:value-type="float" office:value="15.1345771365034">
            <text:p>15.1345771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238">
            <text:p>20238</text:p>
          </table:table-cell>
          <table:table-cell office:value-type="float" office:value="34709">
            <text:p>34709</text:p>
          </table:table-cell>
          <table:table-cell office:value-type="float" office:value="624.375">
            <text:p>624.375</text:p>
          </table:table-cell>
          <table:table-cell office:value-type="float" office:value="66.875">
            <text:p>66.875</text:p>
          </table:table-cell>
          <table:table-cell office:value-type="float" office:value="177.75">
            <text:p>177.75</text:p>
          </table:table-cell>
          <table:table-cell office:value-type="float" office:value="0.0532743174061433">
            <text:p>0.0532743174</text:p>
          </table:table-cell>
          <table:table-cell office:value-type="float" office:value="0.00330442731495207">
            <text:p>0.0033044273</text:p>
          </table:table-cell>
          <table:table-cell office:value-type="float" office:value="0.00512115013397102">
            <text:p>0.0051211501</text:p>
          </table:table-cell>
          <table:table-cell office:value-type="float" office:value="1.19202289059588">
            <text:p>1.1920228906</text:p>
          </table:table-cell>
          <table:table-cell office:value-type="float" office:value="1.0115868973125">
            <text:p>1.0115868973</text:p>
          </table:table-cell>
          <table:table-cell office:value-type="float" office:value="1.01797542877914">
            <text:p>1.0179754288</text:p>
          </table:table-cell>
          <table:table-cell office:value-type="float" office:value="13.3544824857517">
            <text:p>13.35448248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639">
            <text:p>21639</text:p>
          </table:table-cell>
          <table:table-cell office:value-type="float" office:value="35310">
            <text:p>35310</text:p>
          </table:table-cell>
          <table:table-cell office:value-type="float" office:value="614.625">
            <text:p>614.625</text:p>
          </table:table-cell>
          <table:table-cell office:value-type="float" office:value="967.75">
            <text:p>967.75</text:p>
          </table:table-cell>
          <table:table-cell office:value-type="float" office:value="-151.25">
            <text:p>-151.25</text:p>
          </table:table-cell>
          <table:table-cell office:value-type="float" office:value="0.0478307392996109">
            <text:p>0.0478307393</text:p>
          </table:table-cell>
          <table:table-cell office:value-type="float" office:value="0.044722491797218">
            <text:p>0.0447224918</text:p>
          </table:table-cell>
          <table:table-cell office:value-type="float" office:value="-0.00428348909657321">
            <text:p>-0.0042834891</text:p>
          </table:table-cell>
          <table:table-cell office:value-type="float" office:value="1.17189163560765">
            <text:p>1.1718916356</text:p>
          </table:table-cell>
          <table:table-cell office:value-type="float" office:value="1.16044891978447">
            <text:p>1.1604489198</text:p>
          </table:table-cell>
          <table:table-cell office:value-type="float" office:value="0.985043750788521">
            <text:p>0.9850437508</text:p>
          </table:table-cell>
          <table:table-cell office:value-type="float" office:value="14.8355426325916">
            <text:p>14.8355426326</text:p>
          </table:table-cell>
          <table:table-cell office:value-type="float" office:value="15.8428962415657">
            <text:p>15.8428962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356">
            <text:p>22356</text:p>
          </table:table-cell>
          <table:table-cell office:value-type="float" office:value="33375">
            <text:p>33375</text:p>
          </table:table-cell>
          <table:table-cell office:value-type="float" office:value="679.5">
            <text:p>679.5</text:p>
          </table:table-cell>
          <table:table-cell office:value-type="float" office:value="672.5">
            <text:p>672.5</text:p>
          </table:table-cell>
          <table:table-cell office:value-type="float" office:value="-176.625">
            <text:p>-176.625</text:p>
          </table:table-cell>
          <table:table-cell office:value-type="float" office:value="0.0493141737426519">
            <text:p>0.0493141737</text:p>
          </table:table-cell>
          <table:table-cell office:value-type="float" office:value="0.0300814099123278">
            <text:p>0.0300814099</text:p>
          </table:table-cell>
          <table:table-cell office:value-type="float" office:value="-0.00529213483146067">
            <text:p>-0.0052921348</text:p>
          </table:table-cell>
          <table:table-cell office:value-type="float" office:value="1.17736610805385">
            <text:p>1.1773661081</text:p>
          </table:table-cell>
          <table:table-cell office:value-type="float" office:value="1.10705852148888">
            <text:p>1.1070585215</text:p>
          </table:table-cell>
          <table:table-cell office:value-type="float" office:value="0.981532421204393">
            <text:p>0.9815324212</text:p>
          </table:table-cell>
          <table:table-cell office:value-type="float" office:value="14.3995327237675">
            <text:p>14.3995327238</text:p>
          </table:table-cell>
          <table:table-cell office:value-type="float" office:value="23.3872384229758">
            <text:p>23.387238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798">
            <text:p>22798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-43.75">
            <text:p>-43.75</text:p>
          </table:table-cell>
          <table:table-cell office:value-type="float" office:value="487.5">
            <text:p>487.5</text:p>
          </table:table-cell>
          <table:table-cell office:value-type="float" office:value="0.0512339418526031">
            <text:p>0.0512339419</text:p>
          </table:table-cell>
          <table:table-cell office:value-type="float" office:value="-0.00191902798491096">
            <text:p>-0.001919028</text:p>
          </table:table-cell>
          <table:table-cell office:value-type="float" office:value="0.0151897550944102">
            <text:p>0.0151897551</text:p>
          </table:table-cell>
          <table:table-cell office:value-type="float" office:value="1.18446363340771">
            <text:p>1.1844636334</text:p>
          </table:table-cell>
          <table:table-cell office:value-type="float" office:value="0.993290620082889">
            <text:p>0.9932906201</text:p>
          </table:table-cell>
          <table:table-cell office:value-type="float" office:value="1.0536163710037">
            <text:p>1.053616371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484">
            <text:p>22484</text:p>
          </table:table-cell>
          <table:table-cell office:value-type="float" office:value="34271">
            <text:p>34271</text:p>
          </table:table-cell>
          <table:table-cell office:value-type="float" office:value="818.125">
            <text:p>818.125</text:p>
          </table:table-cell>
          <table:table-cell office:value-type="float" office:value="-52.5">
            <text:p>-52.5</text:p>
          </table:table-cell>
          <table:table-cell office:value-type="float" office:value="189.75">
            <text:p>189.75</text:p>
          </table:table-cell>
          <table:table-cell office:value-type="float" office:value="0.0529188227684347">
            <text:p>0.0529188228</text:p>
          </table:table-cell>
          <table:table-cell office:value-type="float" office:value="-0.00233499377334994">
            <text:p>-0.0023349938</text:p>
          </table:table-cell>
          <table:table-cell office:value-type="float" office:value="0.00553675118905197">
            <text:p>0.0055367512</text:p>
          </table:table-cell>
          <table:table-cell office:value-type="float" office:value="1.19070466722379">
            <text:p>1.1907046672</text:p>
          </table:table-cell>
          <table:table-cell office:value-type="float" office:value="0.991838208097282">
            <text:p>0.9918382081</text:p>
          </table:table-cell>
          <table:table-cell office:value-type="float" office:value="1.01943871416459">
            <text:p>1.0194387142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808">
            <text:p>21808</text:p>
          </table:table-cell>
          <table:table-cell office:value-type="float" office:value="34188">
            <text:p>34188</text:p>
          </table:table-cell>
          <table:table-cell office:value-type="float" office:value="688.75">
            <text:p>688.75</text:p>
          </table:table-cell>
          <table:table-cell office:value-type="float" office:value="-98.25">
            <text:p>-98.25</text:p>
          </table:table-cell>
          <table:table-cell office:value-type="float" office:value="-50.75">
            <text:p>-50.75</text:p>
          </table:table-cell>
          <table:table-cell office:value-type="float" office:value="0.0424263890599975">
            <text:p>0.0424263891</text:p>
          </table:table-cell>
          <table:table-cell office:value-type="float" office:value="-0.00450522743947175">
            <text:p>-0.0045052274</text:p>
          </table:table-cell>
          <table:table-cell office:value-type="float" office:value="-0.00148443898443898">
            <text:p>-0.001484439</text:p>
          </table:table-cell>
          <table:table-cell office:value-type="float" office:value="1.15202035874779">
            <text:p>1.1520203587</text:p>
          </table:table-cell>
          <table:table-cell office:value-type="float" office:value="0.98427148622744">
            <text:p>0.9842714862</text:p>
          </table:table-cell>
          <table:table-cell office:value-type="float" office:value="0.994808782530297">
            <text:p>0.9948087825</text:p>
          </table:table-cell>
          <table:table-cell office:value-type="float" office:value="16.6818161591176">
            <text:p>16.6818161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225">
            <text:p>22225</text:p>
          </table:table-cell>
          <table:table-cell office:value-type="float" office:value="32497">
            <text:p>32497</text:p>
          </table:table-cell>
          <table:table-cell office:value-type="float" office:value="-141.875">
            <text:p>-141.875</text:p>
          </table:table-cell>
          <table:table-cell office:value-type="float" office:value="-174.25">
            <text:p>-174.25</text:p>
          </table:table-cell>
          <table:table-cell office:value-type="float" office:value="-243.5">
            <text:p>-243.5</text:p>
          </table:table-cell>
          <table:table-cell office:value-type="float" office:value="-0.00852614182692308">
            <text:p>-0.0085261418</text:p>
          </table:table-cell>
          <table:table-cell office:value-type="float" office:value="-0.00784026996625422">
            <text:p>-0.00784027</text:p>
          </table:table-cell>
          <table:table-cell office:value-type="float" office:value="-0.0074929993537865">
            <text:p>-0.0074929994</text:p>
          </table:table-cell>
          <table:table-cell office:value-type="float" office:value="0.970300985990897">
            <text:p>0.970300986</text:p>
          </table:table-cell>
          <table:table-cell office:value-type="float" office:value="0.972679535991072">
            <text:p>0.972679536</text:p>
          </table:table-cell>
          <table:table-cell office:value-type="float" office:value="0.973884546538806">
            <text:p>0.9738845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688">
            <text:p>22688</text:p>
          </table:table-cell>
          <table:table-cell office:value-type="float" office:value="32523">
            <text:p>32523</text:p>
          </table:table-cell>
          <table:table-cell office:value-type="float" office:value="-84.75">
            <text:p>-84.75</text:p>
          </table:table-cell>
          <table:table-cell office:value-type="float" office:value="-86.625">
            <text:p>-86.625</text:p>
          </table:table-cell>
          <table:table-cell office:value-type="float" office:value="-492">
            <text:p>-492</text:p>
          </table:table-cell>
          <table:table-cell office:value-type="float" office:value="-0.00502907666745787">
            <text:p>-0.0050290767</text:p>
          </table:table-cell>
          <table:table-cell office:value-type="float" office:value="-0.00381809767277856">
            <text:p>-0.0038180977</text:p>
          </table:table-cell>
          <table:table-cell office:value-type="float" office:value="-0.0151277557420902">
            <text:p>-0.0151277557</text:p>
          </table:table-cell>
          <table:table-cell office:value-type="float" office:value="0.982447803223667">
            <text:p>0.9824478032</text:p>
          </table:table-cell>
          <table:table-cell office:value-type="float" office:value="0.986665230770159">
            <text:p>0.9866652308</text:p>
          </table:table-cell>
          <table:table-cell office:value-type="float" office:value="0.947501398930517">
            <text:p>0.94750139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578">
            <text:p>23578</text:p>
          </table:table-cell>
          <table:table-cell office:value-type="float" office:value="34466">
            <text:p>34466</text:p>
          </table:table-cell>
          <table:table-cell office:value-type="float" office:value="-66.375">
            <text:p>-66.375</text:p>
          </table:table-cell>
          <table:table-cell office:value-type="float" office:value="61.25">
            <text:p>61.25</text:p>
          </table:table-cell>
          <table:table-cell office:value-type="float" office:value="-882.875">
            <text:p>-882.875</text:p>
          </table:table-cell>
          <table:table-cell office:value-type="float" office:value="-0.00406211750305998">
            <text:p>-0.0040621175</text:p>
          </table:table-cell>
          <table:table-cell office:value-type="float" office:value="0.0025977606243108">
            <text:p>0.0025977606</text:p>
          </table:table-cell>
          <table:table-cell office:value-type="float" office:value="-0.0256158242906052">
            <text:p>-0.0256158243</text:p>
          </table:table-cell>
          <table:table-cell office:value-type="float" office:value="0.985814930304563">
            <text:p>0.9858149303</text:p>
          </table:table-cell>
          <table:table-cell office:value-type="float" office:value="1.0091053889712">
            <text:p>1.009105389</text:p>
          </table:table-cell>
          <table:table-cell office:value-type="float" office:value="0.911630709072892">
            <text:p>0.9116307091</text:p>
          </table:table-cell>
          <table:table-cell table:number-columns-repeated="2" office:value-type="float" office:value="0">
            <text:p>0</text:p>
          </table:table-cell>
          <table:table-cell office:value-type="float" office:value="-26.7112628993558">
            <text:p>-26.711262899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964">
            <text:p>23964</text:p>
          </table:table-cell>
          <table:table-cell office:value-type="float" office:value="34973">
            <text:p>34973</text:p>
          </table:table-cell>
          <table:table-cell office:value-type="float" office:value="-75.25">
            <text:p>-75.25</text:p>
          </table:table-cell>
          <table:table-cell office:value-type="float" office:value="-122.875">
            <text:p>-122.875</text:p>
          </table:table-cell>
          <table:table-cell office:value-type="float" office:value="-1033.5">
            <text:p>-1033.5</text:p>
          </table:table-cell>
          <table:table-cell office:value-type="float" office:value="-0.00475663716814159">
            <text:p>-0.0047566372</text:p>
          </table:table-cell>
          <table:table-cell office:value-type="float" office:value="-0.00512748289100317">
            <text:p>-0.0051274829</text:p>
          </table:table-cell>
          <table:table-cell office:value-type="float" office:value="-0.0295513681983244">
            <text:p>-0.0295513682</text:p>
          </table:table-cell>
          <table:table-cell office:value-type="float" office:value="0.983396116081917">
            <text:p>0.9833961161</text:p>
          </table:table-cell>
          <table:table-cell office:value-type="float" office:value="0.982105340399852">
            <text:p>0.9821053404</text:p>
          </table:table-cell>
          <table:table-cell office:value-type="float" office:value="0.898281846696155">
            <text:p>0.898281846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1073651074846">
            <text:p>-23.10736510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419">
            <text:p>22419</text:p>
          </table:table-cell>
          <table:table-cell office:value-type="float" office:value="32351">
            <text:p>32351</text:p>
          </table:table-cell>
          <table:table-cell office:value-type="float" office:value="-83">
            <text:p>-83</text:p>
          </table:table-cell>
          <table:table-cell office:value-type="float" office:value="-111">
            <text:p>-111</text:p>
          </table:table-cell>
          <table:table-cell office:value-type="float" office:value="-1250.75">
            <text:p>-1250.75</text:p>
          </table:table-cell>
          <table:table-cell office:value-type="float" office:value="-0.00512503859215807">
            <text:p>-0.0051250386</text:p>
          </table:table-cell>
          <table:table-cell office:value-type="float" office:value="-0.00495115750033454">
            <text:p>-0.0049511575</text:p>
          </table:table-cell>
          <table:table-cell office:value-type="float" office:value="-0.0386618651664554">
            <text:p>-0.0386618652</text:p>
          </table:table-cell>
          <table:table-cell office:value-type="float" office:value="0.982113846327766">
            <text:p>0.9821138463</text:p>
          </table:table-cell>
          <table:table-cell office:value-type="float" office:value="0.982718996111592">
            <text:p>0.9827189961</text:p>
          </table:table-cell>
          <table:table-cell office:value-type="float" office:value="0.867613161960978">
            <text:p>0.86761316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5795954388169">
            <text:p>-17.579595438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5228">
            <text:p>15228</text:p>
          </table:table-cell>
          <table:table-cell office:value-type="float" office:value="21582">
            <text:p>21582</text:p>
          </table:table-cell>
          <table:table-cell office:value-type="float" office:value="31468">
            <text:p>31468</text:p>
          </table:table-cell>
          <table:table-cell office:value-type="float" office:value="-845.5">
            <text:p>-845.5</text:p>
          </table:table-cell>
          <table:table-cell office:value-type="float" office:value="-145.75">
            <text:p>-145.75</text:p>
          </table:table-cell>
          <table:table-cell office:value-type="float" office:value="-535.625">
            <text:p>-535.625</text:p>
          </table:table-cell>
          <table:table-cell office:value-type="float" office:value="-0.0555227213028631">
            <text:p>-0.0555227213</text:p>
          </table:table-cell>
          <table:table-cell office:value-type="float" office:value="-0.0067533129459735">
            <text:p>-0.0067533129</text:p>
          </table:table-cell>
          <table:table-cell office:value-type="float" office:value="-0.0170212596923859">
            <text:p>-0.0170212597</text:p>
          </table:table-cell>
          <table:table-cell office:value-type="float" office:value="0.811712709698495">
            <text:p>0.8117127097</text:p>
          </table:table-cell>
          <table:table-cell office:value-type="float" office:value="0.976452794871155">
            <text:p>0.9764527949</text:p>
          </table:table-cell>
          <table:table-cell office:value-type="float" office:value="0.94099344870842">
            <text:p>0.9409934487</text:p>
          </table:table-cell>
          <table:table-cell office:value-type="float" office:value="-12.1341545147476">
            <text:p>-12.1341545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3257">
            <text:p>13257</text:p>
          </table:table-cell>
          <table:table-cell office:value-type="float" office:value="21152">
            <text:p>21152</text:p>
          </table:table-cell>
          <table:table-cell office:value-type="float" office:value="33210">
            <text:p>33210</text:p>
          </table:table-cell>
          <table:table-cell office:value-type="float" office:value="-947.875">
            <text:p>-947.875</text:p>
          </table:table-cell>
          <table:table-cell office:value-type="float" office:value="-104">
            <text:p>-104</text:p>
          </table:table-cell>
          <table:table-cell office:value-type="float" office:value="-906.25">
            <text:p>-906.25</text:p>
          </table:table-cell>
          <table:table-cell office:value-type="float" office:value="-0.0714999622840763">
            <text:p>-0.0714999623</text:p>
          </table:table-cell>
          <table:table-cell office:value-type="float" office:value="-0.00491679273827534">
            <text:p>-0.0049167927</text:p>
          </table:table-cell>
          <table:table-cell office:value-type="float" office:value="-0.0272884673291177">
            <text:p>-0.0272884673</text:p>
          </table:table-cell>
          <table:table-cell office:value-type="float" office:value="0.759770131434717">
            <text:p>0.7597701314</text:p>
          </table:table-cell>
          <table:table-cell office:value-type="float" office:value="0.982838608123665">
            <text:p>0.9828386081</text:p>
          </table:table-cell>
          <table:table-cell office:value-type="float" office:value="0.905949898828466">
            <text:p>0.9059498988</text:p>
          </table:table-cell>
          <table:table-cell office:value-type="float" office:value="-9.34351299271917">
            <text:p>-9.3435129927</text:p>
          </table:table-cell>
          <table:table-cell office:value-type="float" office:value="0">
            <text:p>0</text:p>
          </table:table-cell>
          <table:table-cell office:value-type="float" office:value="-25.0525652363708">
            <text:p>-25.052565236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0855">
            <text:p>10855</text:p>
          </table:table-cell>
          <table:table-cell office:value-type="float" office:value="19824">
            <text:p>19824</text:p>
          </table:table-cell>
          <table:table-cell office:value-type="float" office:value="33670">
            <text:p>33670</text:p>
          </table:table-cell>
          <table:table-cell office:value-type="float" office:value="-1023.25">
            <text:p>-1023.25</text:p>
          </table:table-cell>
          <table:table-cell office:value-type="float" office:value="-1592.875">
            <text:p>-1592.875</text:p>
          </table:table-cell>
          <table:table-cell office:value-type="float" office:value="-1019.5">
            <text:p>-1019.5</text:p>
          </table:table-cell>
          <table:table-cell office:value-type="float" office:value="-0.0942653155228006">
            <text:p>-0.0942653155</text:p>
          </table:table-cell>
          <table:table-cell office:value-type="float" office:value="-0.0803508373688458">
            <text:p>-0.0803508374</text:p>
          </table:table-cell>
          <table:table-cell office:value-type="float" office:value="-0.0302791802791803">
            <text:p>-0.0302791803</text:p>
          </table:table-cell>
          <table:table-cell office:value-type="float" office:value="0.687487857103">
            <text:p>0.6874878571</text:p>
          </table:table-cell>
          <table:table-cell office:value-type="float" office:value="0.731426333058154">
            <text:p>0.7314263331</text:p>
          </table:table-cell>
          <table:table-cell office:value-type="float" office:value="0.895819853389292">
            <text:p>0.8958198534</text:p>
          </table:table-cell>
          <table:table-cell office:value-type="float" office:value="-7.00086023207045">
            <text:p>-7.0008602321</text:p>
          </table:table-cell>
          <table:table-cell office:value-type="float" office:value="-8.27509712101031">
            <text:p>-8.275097121</text:p>
          </table:table-cell>
          <table:table-cell office:value-type="float" office:value="-22.5435244436115">
            <text:p>-22.543524443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0296">
            <text:p>10296</text:p>
          </table:table-cell>
          <table:table-cell office:value-type="float" office:value="19584">
            <text:p>19584</text:p>
          </table:table-cell>
          <table:table-cell office:value-type="float" office:value="31276">
            <text:p>31276</text:p>
          </table:table-cell>
          <table:table-cell office:value-type="float" office:value="-735">
            <text:p>-735</text:p>
          </table:table-cell>
          <table:table-cell office:value-type="float" office:value="-1278.5">
            <text:p>-1278.5</text:p>
          </table:table-cell>
          <table:table-cell office:value-type="float" office:value="-1006.25">
            <text:p>-1006.25</text:p>
          </table:table-cell>
          <table:table-cell office:value-type="float" office:value="-0.0713869463869464">
            <text:p>-0.0713869464</text:p>
          </table:table-cell>
          <table:table-cell office:value-type="float" office:value="-0.0652828839869281">
            <text:p>-0.065282884</text:p>
          </table:table-cell>
          <table:table-cell office:value-type="float" office:value="-0.0321732318710833">
            <text:p>-0.0321732319</text:p>
          </table:table-cell>
          <table:table-cell office:value-type="float" office:value="0.760134036030015">
            <text:p>0.760134036</text:p>
          </table:table-cell>
          <table:table-cell office:value-type="float" office:value="0.779863141731387">
            <text:p>0.7798631417</text:p>
          </table:table-cell>
          <table:table-cell office:value-type="float" office:value="0.889422517475308">
            <text:p>0.8894225175</text:p>
          </table:table-cell>
          <table:table-cell office:value-type="float" office:value="-9.3588676178693">
            <text:p>-9.3588676179</text:p>
          </table:table-cell>
          <table:table-cell office:value-type="float" office:value="-10.2671214536525">
            <text:p>-10.2671214537</text:p>
          </table:table-cell>
          <table:table-cell office:value-type="float" office:value="-21.1957573373528">
            <text:p>-21.195757337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777">
            <text:p>10777</text:p>
          </table:table-cell>
          <table:table-cell office:value-type="float" office:value="19143">
            <text:p>19143</text:p>
          </table:table-cell>
          <table:table-cell office:value-type="float" office:value="30487">
            <text:p>30487</text:p>
          </table:table-cell>
          <table:table-cell office:value-type="float" office:value="-531.625">
            <text:p>-531.625</text:p>
          </table:table-cell>
          <table:table-cell office:value-type="float" office:value="-1075.125">
            <text:p>-1075.125</text:p>
          </table:table-cell>
          <table:table-cell office:value-type="float" office:value="-487.375">
            <text:p>-487.375</text:p>
          </table:table-cell>
          <table:table-cell office:value-type="float" office:value="-0.049329590795212">
            <text:p>-0.0493295908</text:p>
          </table:table-cell>
          <table:table-cell office:value-type="float" office:value="-0.056162827143081">
            <text:p>-0.0561628271</text:p>
          </table:table-cell>
          <table:table-cell office:value-type="float" office:value="-0.0159863220389018">
            <text:p>-0.015986322</text:p>
          </table:table-cell>
          <table:table-cell office:value-type="float" office:value="0.832115912931683">
            <text:p>0.8321159129</text:p>
          </table:table-cell>
          <table:table-cell office:value-type="float" office:value="0.809612460778515">
            <text:p>0.8096124608</text:p>
          </table:table-cell>
          <table:table-cell office:value-type="float" office:value="0.944548775348813">
            <text:p>0.9445487753</text:p>
          </table:table-cell>
          <table:table-cell office:value-type="float" office:value="-13.7018511195095">
            <text:p>-13.7018511195</text:p>
          </table:table-cell>
          <table:table-cell office:value-type="float" office:value="-11.9918308756336">
            <text:p>-11.9918308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1661">
            <text:p>11661</text:p>
          </table:table-cell>
          <table:table-cell office:value-type="float" office:value="18440">
            <text:p>18440</text:p>
          </table:table-cell>
          <table:table-cell office:value-type="float" office:value="32323">
            <text:p>32323</text:p>
          </table:table-cell>
          <table:table-cell office:value-type="float" office:value="-305.125">
            <text:p>-305.125</text:p>
          </table:table-cell>
          <table:table-cell office:value-type="float" office:value="-466">
            <text:p>-466</text:p>
          </table:table-cell>
          <table:table-cell office:value-type="float" office:value="-791.25">
            <text:p>-791.25</text:p>
          </table:table-cell>
          <table:table-cell office:value-type="float" office:value="-0.026166280764943">
            <text:p>-0.0261662808</text:p>
          </table:table-cell>
          <table:table-cell office:value-type="float" office:value="-0.0252711496746204">
            <text:p>-0.0252711497</text:p>
          </table:table-cell>
          <table:table-cell office:value-type="float" office:value="-0.0244794728212109">
            <text:p>-0.0244794728</text:p>
          </table:table-cell>
          <table:table-cell office:value-type="float" office:value="0.909759978850876">
            <text:p>0.9097599789</text:p>
          </table:table-cell>
          <table:table-cell office:value-type="float" office:value="0.912802692910348">
            <text:p>0.9128026929</text:p>
          </table:table-cell>
          <table:table-cell office:value-type="float" office:value="0.915496364521387">
            <text:p>0.9154963645</text:p>
          </table:table-cell>
          <table:table-cell office:value-type="float" office:value="-26.1419867174353">
            <text:p>-26.1419867174</text:p>
          </table:table-cell>
          <table:table-cell office:value-type="float" office:value="-27.0803471079512">
            <text:p>-27.080347108</text:p>
          </table:table-cell>
          <table:table-cell office:value-type="float" office:value="-27.9674404225936">
            <text:p>-27.967440422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0234">
            <text:p>10234</text:p>
          </table:table-cell>
          <table:table-cell office:value-type="float" office:value="18018">
            <text:p>18018</text:p>
          </table:table-cell>
          <table:table-cell office:value-type="float" office:value="32321">
            <text:p>32321</text:p>
          </table:table-cell>
          <table:table-cell office:value-type="float" office:value="-1151.375">
            <text:p>-1151.375</text:p>
          </table:table-cell>
          <table:table-cell office:value-type="float" office:value="-1792.125">
            <text:p>-1792.125</text:p>
          </table:table-cell>
          <table:table-cell office:value-type="float" office:value="-1098.75">
            <text:p>-1098.75</text:p>
          </table:table-cell>
          <table:table-cell office:value-type="float" office:value="-0.1125048856752">
            <text:p>-0.1125048857</text:p>
          </table:table-cell>
          <table:table-cell office:value-type="float" office:value="-0.099463036963037">
            <text:p>-0.099463037</text:p>
          </table:table-cell>
          <table:table-cell office:value-type="float" office:value="-0.0339949258995699">
            <text:p>-0.0339949259</text:p>
          </table:table-cell>
          <table:table-cell office:value-type="float" office:value="0.631041304766347">
            <text:p>0.6310413048</text:p>
          </table:table-cell>
          <table:table-cell office:value-type="float" office:value="0.671269446244315">
            <text:p>0.6712694462</text:p>
          </table:table-cell>
          <table:table-cell office:value-type="float" office:value="0.883282843125863">
            <text:p>0.8832828431</text:p>
          </table:table-cell>
          <table:table-cell office:value-type="float" office:value="-5.80757469748463">
            <text:p>-5.8075746975</text:p>
          </table:table-cell>
          <table:table-cell office:value-type="float" office:value="-6.61626828722005">
            <text:p>-6.6162682872</text:p>
          </table:table-cell>
          <table:table-cell office:value-type="float" office:value="-20.0411533807198">
            <text:p>-20.041153380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0336">
            <text:p>10336</text:p>
          </table:table-cell>
          <table:table-cell office:value-type="float" office:value="17313">
            <text:p>17313</text:p>
          </table:table-cell>
          <table:table-cell office:value-type="float" office:value="30002">
            <text:p>30002</text:p>
          </table:table-cell>
          <table:table-cell office:value-type="float" office:value="-815.625">
            <text:p>-815.625</text:p>
          </table:table-cell>
          <table:table-cell office:value-type="float" office:value="-802.875">
            <text:p>-802.875</text:p>
          </table:table-cell>
          <table:table-cell office:value-type="float" office:value="-1094.875">
            <text:p>-1094.875</text:p>
          </table:table-cell>
          <table:table-cell office:value-type="float" office:value="-0.0789110874613003">
            <text:p>-0.0789110875</text:p>
          </table:table-cell>
          <table:table-cell office:value-type="float" office:value="-0.0463741119390054">
            <text:p>-0.0463741119</text:p>
          </table:table-cell>
          <table:table-cell office:value-type="float" office:value="-0.0364934004399707">
            <text:p>-0.0364934004</text:p>
          </table:table-cell>
          <table:table-cell office:value-type="float" office:value="0.736016034945126">
            <text:p>0.7360160349</text:p>
          </table:table-cell>
          <table:table-cell office:value-type="float" office:value="0.841905702399419">
            <text:p>0.8419057024</text:p>
          </table:table-cell>
          <table:table-cell office:value-type="float" office:value="0.87488336428042">
            <text:p>0.8748833643</text:p>
          </table:table-cell>
          <table:table-cell office:value-type="float" office:value="-8.43257996703894">
            <text:p>-8.432579967</text:p>
          </table:table-cell>
          <table:table-cell office:value-type="float" office:value="-14.5975398958814">
            <text:p>-14.5975398959</text:p>
          </table:table-cell>
          <table:table-cell office:value-type="float" office:value="-18.6450470671622">
            <text:p>-18.645047067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0572">
            <text:p>10572</text:p>
          </table:table-cell>
          <table:table-cell office:value-type="float" office:value="16580">
            <text:p>16580</text:p>
          </table:table-cell>
          <table:table-cell office:value-type="float" office:value="26294">
            <text:p>26294</text:p>
          </table:table-cell>
          <table:table-cell office:value-type="float" office:value="-518">
            <text:p>-518</text:p>
          </table:table-cell>
          <table:table-cell office:value-type="float" office:value="92.5">
            <text:p>92.5</text:p>
          </table:table-cell>
          <table:table-cell office:value-type="float" office:value="-1204.875">
            <text:p>-1204.875</text:p>
          </table:table-cell>
          <table:table-cell office:value-type="float" office:value="-0.0489973514945138">
            <text:p>-0.0489973515</text:p>
          </table:table-cell>
          <table:table-cell office:value-type="float" office:value="0.00557901085645356">
            <text:p>0.0055790109</text:p>
          </table:table-cell>
          <table:table-cell office:value-type="float" office:value="-0.045823191602647">
            <text:p>-0.0458231916</text:p>
          </table:table-cell>
          <table:table-cell office:value-type="float" office:value="0.833214721058016">
            <text:p>0.8332147211</text:p>
          </table:table-cell>
          <table:table-cell office:value-type="float" office:value="1.01958754370737">
            <text:p>1.0195875437</text:p>
          </table:table-cell>
          <table:table-cell office:value-type="float" office:value="0.843734368572495">
            <text:p>0.8437343686</text:p>
          </table:table-cell>
          <table:table-cell office:value-type="float" office:value="-13.7971501150661">
            <text:p>-13.7971501151</text:p>
          </table:table-cell>
          <table:table-cell office:value-type="float" office:value="0">
            <text:p>0</text:p>
          </table:table-cell>
          <table:table-cell office:value-type="float" office:value="-14.7772754236196">
            <text:p>-14.777275423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9724">
            <text:p>9724</text:p>
          </table:table-cell>
          <table:table-cell office:value-type="float" office:value="15865">
            <text:p>15865</text:p>
          </table:table-cell>
          <table:table-cell office:value-type="float" office:value="24960">
            <text:p>24960</text:p>
          </table:table-cell>
          <table:table-cell office:value-type="float" office:value="-316.875">
            <text:p>-316.875</text:p>
          </table:table-cell>
          <table:table-cell office:value-type="float" office:value="130.625">
            <text:p>130.625</text:p>
          </table:table-cell>
          <table:table-cell office:value-type="float" office:value="-204.75">
            <text:p>-204.75</text:p>
          </table:table-cell>
          <table:table-cell office:value-type="float" office:value="-0.0325868983957219">
            <text:p>-0.0325868984</text:p>
          </table:table-cell>
          <table:table-cell office:value-type="float" office:value="0.00823353293413174">
            <text:p>0.0082335329</text:p>
          </table:table-cell>
          <table:table-cell office:value-type="float" office:value="-0.008203125">
            <text:p>-0.008203125</text:p>
          </table:table-cell>
          <table:table-cell office:value-type="float" office:value="0.888027191271197">
            <text:p>0.8880271913</text:p>
          </table:table-cell>
          <table:table-cell office:value-type="float" office:value="1.02895023575603">
            <text:p>1.0289502358</text:p>
          </table:table-cell>
          <table:table-cell office:value-type="float" office:value="0.971420953369141">
            <text:p>0.9714209534</text:p>
          </table:table-cell>
          <table:table-cell office:value-type="float" office:value="-20.9222447404992">
            <text:p>-20.9222447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9299">
            <text:p>9299</text:p>
          </table:table-cell>
          <table:table-cell office:value-type="float" office:value="13974">
            <text:p>13974</text:p>
          </table:table-cell>
          <table:table-cell office:value-type="float" office:value="23478">
            <text:p>23478</text:p>
          </table:table-cell>
          <table:table-cell office:value-type="float" office:value="-900.75">
            <text:p>-900.75</text:p>
          </table:table-cell>
          <table:table-cell office:value-type="float" office:value="-1174.125">
            <text:p>-1174.125</text:p>
          </table:table-cell>
          <table:table-cell office:value-type="float" office:value="-121.875">
            <text:p>-121.875</text:p>
          </table:table-cell>
          <table:table-cell office:value-type="float" office:value="-0.0968652543284224">
            <text:p>-0.0968652543</text:p>
          </table:table-cell>
          <table:table-cell office:value-type="float" office:value="-0.0840221124946329">
            <text:p>-0.0840221125</text:p>
          </table:table-cell>
          <table:table-cell office:value-type="float" office:value="-0.00519102990033223">
            <text:p>-0.0051910299</text:p>
          </table:table-cell>
          <table:table-cell office:value-type="float" office:value="0.679362049742897">
            <text:p>0.6793620497</text:p>
          </table:table-cell>
          <table:table-cell office:value-type="float" office:value="0.719759648429384">
            <text:p>0.7197596484</text:p>
          </table:table-cell>
          <table:table-cell office:value-type="float" office:value="0.981884211060032">
            <text:p>0.9818842111</text:p>
          </table:table-cell>
          <table:table-cell office:value-type="float" office:value="-6.80332995087123">
            <text:p>-6.8033299509</text:p>
          </table:table-cell>
          <table:table-cell office:value-type="float" office:value="-7.89793816462357">
            <text:p>-7.8979381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0336">
            <text:p>10336</text:p>
          </table:table-cell>
          <table:table-cell office:value-type="float" office:value="14329">
            <text:p>14329</text:p>
          </table:table-cell>
          <table:table-cell office:value-type="float" office:value="23712">
            <text:p>23712</text:p>
          </table:table-cell>
          <table:table-cell office:value-type="float" office:value="-815.625">
            <text:p>-815.625</text:p>
          </table:table-cell>
          <table:table-cell office:value-type="float" office:value="46">
            <text:p>46</text:p>
          </table:table-cell>
          <table:table-cell office:value-type="float" office:value="302.25">
            <text:p>302.25</text:p>
          </table:table-cell>
          <table:table-cell office:value-type="float" office:value="-0.0789110874613003">
            <text:p>-0.0789110875</text:p>
          </table:table-cell>
          <table:table-cell office:value-type="float" office:value="0.00321027287319422">
            <text:p>0.0032102729</text:p>
          </table:table-cell>
          <table:table-cell office:value-type="float" office:value="0.0127467105263158">
            <text:p>0.0127467105</text:p>
          </table:table-cell>
          <table:table-cell office:value-type="float" office:value="0.736016034945126">
            <text:p>0.7360160349</text:p>
          </table:table-cell>
          <table:table-cell office:value-type="float" office:value="1.01125615452594">
            <text:p>1.0112561545</text:p>
          </table:table-cell>
          <table:table-cell office:value-type="float" office:value="1.04493194495542">
            <text:p>1.044931945</text:p>
          </table:table-cell>
          <table:table-cell office:value-type="float" office:value="-8.43257996703894">
            <text:p>-8.4325799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572">
            <text:p>10572</text:p>
          </table:table-cell>
          <table:table-cell office:value-type="float" office:value="15249">
            <text:p>15249</text:p>
          </table:table-cell>
          <table:table-cell office:value-type="float" office:value="24297">
            <text:p>24297</text:p>
          </table:table-cell>
          <table:table-cell office:value-type="float" office:value="-518">
            <text:p>-518</text:p>
          </table:table-cell>
          <table:table-cell office:value-type="float" office:value="-640.375">
            <text:p>-640.375</text:p>
          </table:table-cell>
          <table:table-cell office:value-type="float" office:value="419.25">
            <text:p>419.25</text:p>
          </table:table-cell>
          <table:table-cell office:value-type="float" office:value="-0.0489973514945138">
            <text:p>-0.0489973515</text:p>
          </table:table-cell>
          <table:table-cell office:value-type="float" office:value="-0.0419945570201325">
            <text:p>-0.041994557</text:p>
          </table:table-cell>
          <table:table-cell office:value-type="float" office:value="0.0172552166934189">
            <text:p>0.0172552167</text:p>
          </table:table-cell>
          <table:table-cell office:value-type="float" office:value="0.833214721058016">
            <text:p>0.8332147211</text:p>
          </table:table-cell>
          <table:table-cell office:value-type="float" office:value="0.856475594355398">
            <text:p>0.8564755944</text:p>
          </table:table-cell>
          <table:table-cell office:value-type="float" office:value="1.06097683373311">
            <text:p>1.0609768337</text:p>
          </table:table-cell>
          <table:table-cell office:value-type="float" office:value="-13.7971501150661">
            <text:p>-13.7971501151</text:p>
          </table:table-cell>
          <table:table-cell office:value-type="float" office:value="-16.1565917233845">
            <text:p>-16.1565917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724">
            <text:p>9724</text:p>
          </table:table-cell>
          <table:table-cell office:value-type="float" office:value="14586">
            <text:p>14586</text:p>
          </table:table-cell>
          <table:table-cell office:value-type="float" office:value="22806">
            <text:p>22806</text:p>
          </table:table-cell>
          <table:table-cell office:value-type="float" office:value="-316.875">
            <text:p>-316.875</text:p>
          </table:table-cell>
          <table:table-cell office:value-type="float" office:value="-352">
            <text:p>-352</text:p>
          </table:table-cell>
          <table:table-cell office:value-type="float" office:value="-40.5">
            <text:p>-40.5</text:p>
          </table:table-cell>
          <table:table-cell office:value-type="float" office:value="-0.0325868983957219">
            <text:p>-0.0325868984</text:p>
          </table:table-cell>
          <table:table-cell office:value-type="float" office:value="-0.024132730015083">
            <text:p>-0.02413273</text:p>
          </table:table-cell>
          <table:table-cell office:value-type="float" office:value="-0.00177584846093133">
            <text:p>-0.0017758485</text:p>
          </table:table-cell>
          <table:table-cell office:value-type="float" office:value="0.888027191271197">
            <text:p>0.8880271913</text:p>
          </table:table-cell>
          <table:table-cell office:value-type="float" office:value="0.916676926716852">
            <text:p>0.9166769267</text:p>
          </table:table-cell>
          <table:table-cell office:value-type="float" office:value="0.993790711516742">
            <text:p>0.9937907115</text:p>
          </table:table-cell>
          <table:table-cell office:value-type="float" office:value="-20.9222447404992">
            <text:p>-20.9222447405</text:p>
          </table:table-cell>
          <table:table-cell office:value-type="float" office:value="-28.374301661412">
            <text:p>-28.3743016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9299">
            <text:p>9299</text:p>
          </table:table-cell>
          <table:table-cell office:value-type="float" office:value="14652">
            <text:p>14652</text:p>
          </table:table-cell>
          <table:table-cell office:value-type="float" office:value="22950">
            <text:p>22950</text:p>
          </table:table-cell>
          <table:table-cell office:value-type="float" office:value="48.875">
            <text:p>48.875</text:p>
          </table:table-cell>
          <table:table-cell office:value-type="float" office:value="61.5">
            <text:p>61.5</text:p>
          </table:table-cell>
          <table:table-cell office:value-type="float" office:value="171">
            <text:p>171</text:p>
          </table:table-cell>
          <table:table-cell office:value-type="float" office:value="0.00525594149908592">
            <text:p>0.0052559415</text:p>
          </table:table-cell>
          <table:table-cell office:value-type="float" office:value="0.0041973791973792">
            <text:p>0.0041973792</text:p>
          </table:table-cell>
          <table:table-cell office:value-type="float" office:value="0.00745098039215686">
            <text:p>0.0074509804</text:p>
          </table:table-cell>
          <table:table-cell office:value-type="float" office:value="1.01844994009204">
            <text:p>1.0184499401</text:p>
          </table:table-cell>
          <table:table-cell office:value-type="float" office:value="1.0147253584554">
            <text:p>1.0147253585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0591">
            <text:p>10591</text:p>
          </table:table-cell>
          <table:table-cell office:value-type="float" office:value="15045">
            <text:p>15045</text:p>
          </table:table-cell>
          <table:table-cell office:value-type="float" office:value="24297">
            <text:p>24297</text:p>
          </table:table-cell>
          <table:table-cell office:value-type="float" office:value="34">
            <text:p>34</text:p>
          </table:table-cell>
          <table:table-cell office:value-type="float" office:value="53.125">
            <text:p>53.125</text:p>
          </table:table-cell>
          <table:table-cell office:value-type="float" office:value="78">
            <text:p>78</text:p>
          </table:table-cell>
          <table:table-cell office:value-type="float" office:value="0.00321027287319422">
            <text:p>0.0032102729</text:p>
          </table:table-cell>
          <table:table-cell office:value-type="float" office:value="0.00353107344632768">
            <text:p>0.0035310734</text:p>
          </table:table-cell>
          <table:table-cell office:value-type="float" office:value="0.00321027287319422">
            <text:p>0.0032102729</text:p>
          </table:table-cell>
          <table:table-cell office:value-type="float" office:value="1.01125615452594">
            <text:p>1.0112561545</text:p>
          </table:table-cell>
          <table:table-cell office:value-type="float" office:value="1.01238319528233">
            <text:p>1.0123831953</text:p>
          </table:table-cell>
          <table:table-cell office:value-type="float" office:value="1.01125615452594">
            <text:p>1.0112561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9673">
            <text:p>9673</text:p>
          </table:table-cell>
          <table:table-cell office:value-type="float" office:value="15060">
            <text:p>15060</text:p>
          </table:table-cell>
          <table:table-cell office:value-type="float" office:value="25584">
            <text:p>25584</text:p>
          </table:table-cell>
          <table:table-cell office:value-type="float" office:value="-180.625">
            <text:p>-180.625</text:p>
          </table:table-cell>
          <table:table-cell office:value-type="float" office:value="-120">
            <text:p>-120</text:p>
          </table:table-cell>
          <table:table-cell office:value-type="float" office:value="-263.25">
            <text:p>-263.25</text:p>
          </table:table-cell>
          <table:table-cell office:value-type="float" office:value="-0.0186731107205624">
            <text:p>-0.0186731107</text:p>
          </table:table-cell>
          <table:table-cell office:value-type="float" office:value="-0.00796812749003984">
            <text:p>-0.0079681275</text:p>
          </table:table-cell>
          <table:table-cell office:value-type="float" office:value="-0.0102896341463415">
            <text:p>-0.0102896341</text:p>
          </table:table-cell>
          <table:table-cell office:value-type="float" office:value="0.935327535203437">
            <text:p>0.9353275352</text:p>
          </table:table-cell>
          <table:table-cell office:value-type="float" office:value="0.972235996254028">
            <text:p>0.9722359963</text:p>
          </table:table-cell>
          <table:table-cell office:value-type="float" office:value="0.964193798566701">
            <text:p>0.9641937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8755">
            <text:p>8755</text:p>
          </table:table-cell>
          <table:table-cell office:value-type="float" office:value="14245">
            <text:p>14245</text:p>
          </table:table-cell>
          <table:table-cell office:value-type="float" office:value="23985">
            <text:p>23985</text:p>
          </table:table-cell>
          <table:table-cell office:value-type="float" office:value="-85">
            <text:p>-85</text:p>
          </table:table-cell>
          <table:table-cell office:value-type="float" office:value="-60.5">
            <text:p>-60.5</text:p>
          </table:table-cell>
          <table:table-cell office:value-type="float" office:value="-277.875">
            <text:p>-277.875</text:p>
          </table:table-cell>
          <table:table-cell office:value-type="float" office:value="-0.00970873786407767">
            <text:p>-0.0097087379</text:p>
          </table:table-cell>
          <table:table-cell office:value-type="float" office:value="-0.00424710424710425">
            <text:p>-0.0042471042</text:p>
          </table:table-cell>
          <table:table-cell office:value-type="float" office:value="-0.0115853658536585">
            <text:p>-0.0115853659</text:p>
          </table:table-cell>
          <table:table-cell office:value-type="float" office:value="0.966204166273918">
            <text:p>0.9662041663</text:p>
          </table:table-cell>
          <table:table-cell office:value-type="float" office:value="0.985170489408327">
            <text:p>0.9851704894</text:p>
          </table:table-cell>
          <table:table-cell office:value-type="float" office:value="0.959714292088043">
            <text:p>0.9597142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9180">
            <text:p>9180</text:p>
          </table:table-cell>
          <table:table-cell office:value-type="float" office:value="14712">
            <text:p>14712</text:p>
          </table:table-cell>
          <table:table-cell office:value-type="float" office:value="24375">
            <text:p>24375</text:p>
          </table:table-cell>
          <table:table-cell office:value-type="float" office:value="-136.125">
            <text:p>-136.125</text:p>
          </table:table-cell>
          <table:table-cell office:value-type="float" office:value="-129">
            <text:p>-129</text:p>
          </table:table-cell>
          <table:table-cell office:value-type="float" office:value="-34.125">
            <text:p>-34.125</text:p>
          </table:table-cell>
          <table:table-cell office:value-type="float" office:value="-0.014828431372549">
            <text:p>-0.0148284314</text:p>
          </table:table-cell>
          <table:table-cell office:value-type="float" office:value="-0.00876835236541599">
            <text:p>-0.0087683524</text:p>
          </table:table-cell>
          <table:table-cell office:value-type="float" office:value="-0.0014">
            <text:p>-0.0014</text:p>
          </table:table-cell>
          <table:table-cell office:value-type="float" office:value="0.94853145965494">
            <text:p>0.9485314597</text:p>
          </table:table-cell>
          <table:table-cell office:value-type="float" office:value="0.969461459367324">
            <text:p>0.9694614594</text:p>
          </table:table-cell>
          <table:table-cell office:value-type="float" office:value="0.9951038416">
            <text:p>0.99510384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0064">
            <text:p>10064</text:p>
          </table:table-cell>
          <table:table-cell office:value-type="float" office:value="15113">
            <text:p>15113</text:p>
          </table:table-cell>
          <table:table-cell office:value-type="float" office:value="24336">
            <text:p>24336</text:p>
          </table:table-cell>
          <table:table-cell office:value-type="float" office:value="-427.375">
            <text:p>-427.375</text:p>
          </table:table-cell>
          <table:table-cell office:value-type="float" office:value="-61.625">
            <text:p>-61.625</text:p>
          </table:table-cell>
          <table:table-cell office:value-type="float" office:value="-151.125">
            <text:p>-151.125</text:p>
          </table:table-cell>
          <table:table-cell office:value-type="float" office:value="-0.0424657193958665">
            <text:p>-0.0424657194</text:p>
          </table:table-cell>
          <table:table-cell office:value-type="float" office:value="-0.00407761529808774">
            <text:p>-0.0040776153</text:p>
          </table:table-cell>
          <table:table-cell office:value-type="float" office:value="-0.0062099358974359">
            <text:p>-0.0062099359</text:p>
          </table:table-cell>
          <table:table-cell office:value-type="float" office:value="0.854904523269132">
            <text:p>0.8549045233</text:p>
          </table:table-cell>
          <table:table-cell office:value-type="float" office:value="0.985760935271871">
            <text:p>0.9857609353</text:p>
          </table:table-cell>
          <table:table-cell office:value-type="float" office:value="0.978340808434521">
            <text:p>0.9783408084</text:p>
          </table:table-cell>
          <table:table-cell office:value-type="float" office:value="-15.9734311691927">
            <text:p>-15.9734311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9673">
            <text:p>9673</text:p>
          </table:table-cell>
          <table:table-cell office:value-type="float" office:value="14178">
            <text:p>14178</text:p>
          </table:table-cell>
          <table:table-cell office:value-type="float" office:value="23310">
            <text:p>23310</text:p>
          </table:table-cell>
          <table:table-cell office:value-type="float" office:value="-180.625">
            <text:p>-180.625</text:p>
          </table:table-cell>
          <table:table-cell office:value-type="float" office:value="-774.75">
            <text:p>-774.75</text:p>
          </table:table-cell>
          <table:table-cell office:value-type="float" office:value="-99">
            <text:p>-99</text:p>
          </table:table-cell>
          <table:table-cell office:value-type="float" office:value="-0.0186731107205624">
            <text:p>-0.0186731107</text:p>
          </table:table-cell>
          <table:table-cell office:value-type="float" office:value="-0.0546445196783749">
            <text:p>-0.0546445197</text:p>
          </table:table-cell>
          <table:table-cell office:value-type="float" office:value="-0.00424710424710425">
            <text:p>-0.0042471042</text:p>
          </table:table-cell>
          <table:table-cell office:value-type="float" office:value="0.935327535203437">
            <text:p>0.9353275352</text:p>
          </table:table-cell>
          <table:table-cell office:value-type="float" office:value="0.814596787246213">
            <text:p>0.8145967872</text:p>
          </table:table-cell>
          <table:table-cell office:value-type="float" office:value="0.985170489408327">
            <text:p>0.9851704894</text:p>
          </table:table-cell>
          <table:table-cell office:value-type="float" office:value="0">
            <text:p>0</text:p>
          </table:table-cell>
          <table:table-cell office:value-type="float" office:value="-12.3348411778796">
            <text:p>-12.3348411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8755">
            <text:p>8755</text:p>
          </table:table-cell>
          <table:table-cell office:value-type="float" office:value="14246">
            <text:p>14246</text:p>
          </table:table-cell>
          <table:table-cell office:value-type="float" office:value="23544">
            <text:p>23544</text:p>
          </table:table-cell>
          <table:table-cell office:value-type="float" office:value="-85">
            <text:p>-85</text:p>
          </table:table-cell>
          <table:table-cell office:value-type="float" office:value="1217.875">
            <text:p>1217.875</text:p>
          </table:table-cell>
          <table:table-cell office:value-type="float" office:value="11.25">
            <text:p>11.25</text:p>
          </table:table-cell>
          <table:table-cell office:value-type="float" office:value="-0.00970873786407767">
            <text:p>-0.0097087379</text:p>
          </table:table-cell>
          <table:table-cell office:value-type="float" office:value="0.0854889091674856">
            <text:p>0.0854889092</text:p>
          </table:table-cell>
          <table:table-cell office:value-type="float" office:value="0.00047782874617737">
            <text:p>0.0004778287</text:p>
          </table:table-cell>
          <table:table-cell office:value-type="float" office:value="0.966204166273918">
            <text:p>0.9662041663</text:p>
          </table:table-cell>
          <table:table-cell office:value-type="float" office:value="1.31353555512387">
            <text:p>1.3135355551</text:p>
          </table:table-cell>
          <table:table-cell office:value-type="float" office:value="1.00167284811943">
            <text:p>1.0016728481</text:p>
          </table:table-cell>
          <table:table-cell office:value-type="float" office:value="0">
            <text:p>0</text:p>
          </table:table-cell>
          <table:table-cell office:value-type="float" office:value="8.44987217536299">
            <text:p>8.4498721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9180">
            <text:p>9180</text:p>
          </table:table-cell>
          <table:table-cell office:value-type="float" office:value="14224">
            <text:p>14224</text:p>
          </table:table-cell>
          <table:table-cell office:value-type="float" office:value="23562">
            <text:p>23562</text:p>
          </table:table-cell>
          <table:table-cell office:value-type="float" office:value="14.125">
            <text:p>14.125</text:p>
          </table:table-cell>
          <table:table-cell office:value-type="float" office:value="-58">
            <text:p>-58</text:p>
          </table:table-cell>
          <table:table-cell office:value-type="float" office:value="-51.75">
            <text:p>-51.75</text:p>
          </table:table-cell>
          <table:table-cell office:value-type="float" office:value="0.00153867102396514">
            <text:p>0.001538671</text:p>
          </table:table-cell>
          <table:table-cell office:value-type="float" office:value="-0.00407761529808774">
            <text:p>-0.0040776153</text:p>
          </table:table-cell>
          <table:table-cell office:value-type="float" office:value="-0.00219633307868602">
            <text:p>-0.0021963331</text:p>
          </table:table-cell>
          <table:table-cell office:value-type="float" office:value="1.00538998890058">
            <text:p>1.0053899889</text:p>
          </table:table-cell>
          <table:table-cell office:value-type="float" office:value="0.985760935271871">
            <text:p>0.9857609353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7189">
            <text:p>7189</text:p>
          </table:table-cell>
          <table:table-cell office:value-type="float" office:value="13109">
            <text:p>13109</text:p>
          </table:table-cell>
          <table:table-cell office:value-type="float" office:value="23112">
            <text:p>23112</text:p>
          </table:table-cell>
          <table:table-cell office:value-type="float" office:value="2.625">
            <text:p>2.625</text:p>
          </table:table-cell>
          <table:table-cell office:value-type="float" office:value="4.75">
            <text:p>4.75</text:p>
          </table:table-cell>
          <table:table-cell office:value-type="float" office:value="-974">
            <text:p>-974</text:p>
          </table:table-cell>
          <table:table-cell office:value-type="float" office:value="0.000365141187925998">
            <text:p>0.0003651412</text:p>
          </table:table-cell>
          <table:table-cell office:value-type="float" office:value="0.000362346479517888">
            <text:p>0.0003623465</text:p>
          </table:table-cell>
          <table:table-cell office:value-type="float" office:value="-0.0421426098996192">
            <text:p>-0.0421426099</text:p>
          </table:table-cell>
          <table:table-cell office:value-type="float" office:value="1.00127825548079">
            <text:p>1.0012782555</text:p>
          </table:table-cell>
          <table:table-cell office:value-type="float" office:value="1.00126847001646">
            <text:p>1.00126847</text:p>
          </table:table-cell>
          <table:table-cell office:value-type="float" office:value="0.85598182450687">
            <text:p>0.8559818245</text:p>
          </table:table-cell>
          <table:table-cell table:number-columns-repeated="2" office:value-type="float" office:value="0">
            <text:p>0</text:p>
          </table:table-cell>
          <table:table-cell office:value-type="float" office:value="-16.0985961644644">
            <text:p>-16.09859616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5486">
            <text:p>5486</text:p>
          </table:table-cell>
          <table:table-cell office:value-type="float" office:value="11700">
            <text:p>11700</text:p>
          </table:table-cell>
          <table:table-cell office:value-type="float" office:value="22572">
            <text:p>22572</text:p>
          </table:table-cell>
          <table:table-cell office:value-type="float" office:value="-86">
            <text:p>-86</text:p>
          </table:table-cell>
          <table:table-cell office:value-type="float" office:value="-73.125">
            <text:p>-73.125</text:p>
          </table:table-cell>
          <table:table-cell office:value-type="float" office:value="-1014.375">
            <text:p>-1014.375</text:p>
          </table:table-cell>
          <table:table-cell office:value-type="float" office:value="-0.015676266861101">
            <text:p>-0.0156762669</text:p>
          </table:table-cell>
          <table:table-cell office:value-type="float" office:value="-0.00625">
            <text:p>-0.00625</text:p>
          </table:table-cell>
          <table:table-cell office:value-type="float" office:value="-0.0449395268474216">
            <text:p>-0.0449395268</text:p>
          </table:table-cell>
          <table:table-cell office:value-type="float" office:value="0.945614726857839">
            <text:p>0.9456147269</text:p>
          </table:table-cell>
          <table:table-cell office:value-type="float" office:value="0.9782015625">
            <text:p>0.9782015625</text:p>
          </table:table-cell>
          <table:table-cell office:value-type="float" office:value="0.846669995737634">
            <text:p>0.8466699957</text:p>
          </table:table-cell>
          <table:table-cell table:number-columns-repeated="2" office:value-type="float" office:value="0">
            <text:p>0</text:p>
          </table:table-cell>
          <table:table-cell office:value-type="float" office:value="-15.0747687443484">
            <text:p>-15.074768744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9775">
            <text:p>9775</text:p>
          </table:table-cell>
          <table:table-cell office:value-type="float" office:value="17598">
            <text:p>17598</text:p>
          </table:table-cell>
          <table:table-cell office:value-type="float" office:value="32424">
            <text:p>32424</text:p>
          </table:table-cell>
          <table:table-cell office:value-type="float" office:value="-409.125">
            <text:p>-409.125</text:p>
          </table:table-cell>
          <table:table-cell office:value-type="float" office:value="-816.25">
            <text:p>-816.25</text:p>
          </table:table-cell>
          <table:table-cell office:value-type="float" office:value="-491">
            <text:p>-491</text:p>
          </table:table-cell>
          <table:table-cell office:value-type="float" office:value="-0.0418542199488491">
            <text:p>-0.0418542199</text:p>
          </table:table-cell>
          <table:table-cell office:value-type="float" office:value="-0.0463831117172406">
            <text:p>-0.0463831117</text:p>
          </table:table-cell>
          <table:table-cell office:value-type="float" office:value="-0.0151431038736738">
            <text:p>-0.0151431039</text:p>
          </table:table-cell>
          <table:table-cell office:value-type="float" office:value="0.85694371060498">
            <text:p>0.8569437106</text:p>
          </table:table-cell>
          <table:table-cell office:value-type="float" office:value="0.841875839372703">
            <text:p>0.8418758394</text:p>
          </table:table-cell>
          <table:table-cell office:value-type="float" office:value="0.947448591088202">
            <text:p>0.9474485911</text:p>
          </table:table-cell>
          <table:table-cell office:value-type="float" office:value="-16.2119435550871">
            <text:p>-16.2119435551</text:p>
          </table:table-cell>
          <table:table-cell office:value-type="float" office:value="-14.594639191989">
            <text:p>-14.594639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4">
            <text:p>4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0738">
            <text:p>10738</text:p>
          </table:table-cell>
          <table:table-cell office:value-type="float" office:value="17797">
            <text:p>17797</text:p>
          </table:table-cell>
          <table:table-cell office:value-type="float" office:value="31638">
            <text:p>31638</text:p>
          </table:table-cell>
          <table:table-cell office:value-type="float" office:value="-486.125">
            <text:p>-486.125</text:p>
          </table:table-cell>
          <table:table-cell office:value-type="float" office:value="-99.5">
            <text:p>-99.5</text:p>
          </table:table-cell>
          <table:table-cell office:value-type="float" office:value="-495.25">
            <text:p>-495.25</text:p>
          </table:table-cell>
          <table:table-cell office:value-type="float" office:value="-0.0452714658223133">
            <text:p>-0.0452714658</text:p>
          </table:table-cell>
          <table:table-cell office:value-type="float" office:value="-0.00559082991515424">
            <text:p>-0.0055908299</text:p>
          </table:table-cell>
          <table:table-cell office:value-type="float" office:value="-0.0156536443517289">
            <text:p>-0.0156536444</text:p>
          </table:table-cell>
          <table:table-cell office:value-type="float" office:value="0.845566900632597">
            <text:p>0.8455669006</text:p>
          </table:table-cell>
          <table:table-cell office:value-type="float" office:value="0.980493359760075">
            <text:p>0.9804933598</text:p>
          </table:table-cell>
          <table:table-cell office:value-type="float" office:value="0.94569251646867">
            <text:p>0.9456925165</text:p>
          </table:table-cell>
          <table:table-cell office:value-type="float" office:value="-14.9616569868014">
            <text:p>-14.9616569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7017">
            <text:p>7017</text:p>
          </table:table-cell>
          <table:table-cell office:value-type="float" office:value="12943">
            <text:p>12943</text:p>
          </table:table-cell>
          <table:table-cell office:value-type="float" office:value="22572">
            <text:p>22572</text:p>
          </table:table-cell>
          <table:table-cell office:value-type="float" office:value="-666.125">
            <text:p>-666.125</text:p>
          </table:table-cell>
          <table:table-cell office:value-type="float" office:value="76.1428571428571">
            <text:p>76.1428571429</text:p>
          </table:table-cell>
          <table:table-cell office:value-type="float" office:value="-527.875">
            <text:p>-527.875</text:p>
          </table:table-cell>
          <table:table-cell office:value-type="float" office:value="-0.0949301695881431">
            <text:p>-0.0949301696</text:p>
          </table:table-cell>
          <table:table-cell office:value-type="float" office:value="0.00588293727442302">
            <text:p>0.0058829373</text:p>
          </table:table-cell>
          <table:table-cell office:value-type="float" office:value="-0.0233862750310119">
            <text:p>-0.023386275</text:p>
          </table:table-cell>
          <table:table-cell office:value-type="float" office:value="0.685407411153645">
            <text:p>0.6854074112</text:p>
          </table:table-cell>
          <table:table-cell office:value-type="float" office:value="1.02065811400439">
            <text:p>1.020658114</text:p>
          </table:table-cell>
          <table:table-cell office:value-type="float" office:value="0.919219996396718">
            <text:p>0.9192199964</text:p>
          </table:table-cell>
          <table:table-cell office:value-type="float" office:value="-6.94931921518282">
            <text:p>-6.9493192152</text:p>
          </table:table-cell>
          <table:table-cell office:value-type="float" office:value="0">
            <text:p>0</text:p>
          </table:table-cell>
          <table:table-cell office:value-type="float" office:value="-29.2911183235527">
            <text:p>-29.291118323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6276">
            <text:p>6276</text:p>
          </table:table-cell>
          <table:table-cell office:value-type="float" office:value="12063">
            <text:p>12063</text:p>
          </table:table-cell>
          <table:table-cell office:value-type="float" office:value="22590">
            <text:p>22590</text:p>
          </table:table-cell>
          <table:table-cell office:value-type="float" office:value="-710.285714285714">
            <text:p>-710.2857142857</text:p>
          </table:table-cell>
          <table:table-cell office:value-type="float" office:value="-1686.75">
            <text:p>-1686.75</text:p>
          </table:table-cell>
          <table:table-cell office:value-type="float" office:value="-464.428571428571">
            <text:p>-464.4285714286</text:p>
          </table:table-cell>
          <table:table-cell office:value-type="float" office:value="-0.113174906673951">
            <text:p>-0.1131749067</text:p>
          </table:table-cell>
          <table:table-cell office:value-type="float" office:value="-0.1398284008953">
            <text:p>-0.1398284009</text:p>
          </table:table-cell>
          <table:table-cell office:value-type="float" office:value="-0.0205590337064441">
            <text:p>-0.0205590337</text:p>
          </table:table-cell>
          <table:table-cell office:value-type="float" office:value="0.628992603262461">
            <text:p>0.6289926033</text:p>
          </table:table-cell>
          <table:table-cell office:value-type="float" office:value="0.548922480992447">
            <text:p>0.548922481</text:p>
          </table:table-cell>
          <table:table-cell office:value-type="float" office:value="0.928871822806653">
            <text:p>0.9288718228</text:p>
          </table:table-cell>
          <table:table-cell office:value-type="float" office:value="-5.77105635225792">
            <text:p>-5.7710563523</text:p>
          </table:table-cell>
          <table:table-cell office:value-type="float" office:value="-4.60185663012949">
            <text:p>-4.6018566301</text:p>
          </table:table-cell>
          <table:table-cell office:value-type="float" office:value="-33.3671953334103">
            <text:p>-33.367195333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4">
            <text:p>4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5482">
            <text:p>5482</text:p>
          </table:table-cell>
          <table:table-cell office:value-type="float" office:value="11043">
            <text:p>11043</text:p>
          </table:table-cell>
          <table:table-cell office:value-type="float" office:value="21263">
            <text:p>21263</text:p>
          </table:table-cell>
          <table:table-cell office:value-type="float" office:value="-840">
            <text:p>-840</text:p>
          </table:table-cell>
          <table:table-cell office:value-type="float" office:value="-288.5">
            <text:p>-288.5</text:p>
          </table:table-cell>
          <table:table-cell office:value-type="float" office:value="-616.833333333333">
            <text:p>-616.8333333333</text:p>
          </table:table-cell>
          <table:table-cell office:value-type="float" office:value="-0.153228748631886">
            <text:p>-0.1532287486</text:p>
          </table:table-cell>
          <table:table-cell office:value-type="float" office:value="-0.026125147152042">
            <text:p>-0.0261251472</text:p>
          </table:table-cell>
          <table:table-cell office:value-type="float" office:value="-0.029009703867438">
            <text:p>-0.0290097039</text:p>
          </table:table-cell>
          <table:table-cell office:value-type="float" office:value="0.509718316626694">
            <text:p>0.5097183166</text:p>
          </table:table-cell>
          <table:table-cell office:value-type="float" office:value="0.909899730662736">
            <text:p>0.9098997307</text:p>
          </table:table-cell>
          <table:table-cell office:value-type="float" office:value="0.900115499784181">
            <text:p>0.9001154998</text:p>
          </table:table-cell>
          <table:table-cell office:value-type="float" office:value="-4.16743407392976">
            <text:p>-4.1674340739</text:p>
          </table:table-cell>
          <table:table-cell office:value-type="float" office:value="-26.1836973693961">
            <text:p>-26.1836973694</text:p>
          </table:table-cell>
          <table:table-cell office:value-type="float" office:value="-23.5453577038125">
            <text:p>-23.545357703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5174">
            <text:p>5174</text:p>
          </table:table-cell>
          <table:table-cell office:value-type="float" office:value="10718">
            <text:p>10718</text:p>
          </table:table-cell>
          <table:table-cell office:value-type="float" office:value="20523">
            <text:p>20523</text:p>
          </table:table-cell>
          <table:table-cell office:value-type="float" office:value="0">
            <text:p>0</text:p>
          </table:table-cell>
          <table:table-cell office:value-type="float" office:value="-2758.25">
            <text:p>-2758.25</text:p>
          </table:table-cell>
          <table:table-cell office:value-type="float" office:value="-923.8">
            <text:p>-923.8</text:p>
          </table:table-cell>
          <table:table-cell office:value-type="float" office:value="0">
            <text:p>0</text:p>
          </table:table-cell>
          <table:table-cell office:value-type="float" office:value="-0.257347452883001">
            <text:p>-0.2573474529</text:p>
          </table:table-cell>
          <table:table-cell office:value-type="float" office:value="-0.0450129123422502">
            <text:p>-0.0450129123</text:p>
          </table:table-cell>
          <table:table-cell office:value-type="float" office:value="0.68">
            <text:p>0.68</text:p>
          </table:table-cell>
          <table:table-cell office:value-type="float" office:value="0.22909022946002">
            <text:p>0.2290902295</text:p>
          </table:table-cell>
          <table:table-cell office:value-type="float" office:value="0.846426084866085">
            <text:p>0.8464260849</text:p>
          </table:table-cell>
          <table:table-cell office:value-type="float" office:value="0">
            <text:p>0</text:p>
          </table:table-cell>
          <table:table-cell office:value-type="float" office:value="-2.32969522120073">
            <text:p>-2.3296952212</text:p>
          </table:table-cell>
          <table:table-cell office:value-type="float" office:value="-15.0496182386224">
            <text:p>-15.049618238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5">
            <text:p>5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4422">
            <text:p>4422</text:p>
          </table:table-cell>
          <table:table-cell office:value-type="float" office:value="10143">
            <text:p>10143</text:p>
          </table:table-cell>
          <table:table-cell office:value-type="float" office:value="21031">
            <text:p>21031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3696">
            <text:p>3696</text:p>
          </table:table-cell>
          <table:table-cell office:value-type="float" office:value="8670">
            <text:p>8670</text:p>
          </table:table-cell>
          <table:table-cell office:value-type="float" office:value="21953">
            <text:p>21953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5">
            <text:p>5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3089">
            <text:p>3089</text:p>
          </table:table-cell>
          <table:table-cell office:value-type="float" office:value="7365">
            <text:p>7365</text:p>
          </table:table-cell>
          <table:table-cell office:value-type="float" office:value="22915">
            <text:p>22915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3.75">
            <text:p>153.75</text:p>
          </table:table-cell>
          <table:table-cell office:value-type="float" office:value="7741.25">
            <text:p>7741.25</text:p>
          </table:table-cell>
          <table:table-cell office:value-type="float" office:value="21459.75">
            <text:p>21459.75</text:p>
          </table:table-cell>
          <table:table-cell office:value-type="float" office:value="17.1025">
            <text:p>17.1025</text:p>
          </table:table-cell>
          <table:table-cell table:number-columns-repeated="3" office:value-type="float" office:value="5">
            <text:p>5</text:p>
          </table:table-cell>
          <table:table-cell office:value-type="float" office:value="571">
            <text:p>571</text:p>
          </table:table-cell>
          <table:table-cell office:value-type="float" office:value="834">
            <text:p>834</text:p>
          </table:table-cell>
          <table:table-cell office:value-type="float" office:value="1254">
            <text:p>1254</text:p>
          </table:table-cell>
          <table:table-cell office:value-type="float" office:value="2581">
            <text:p>2581</text:p>
          </table:table-cell>
          <table:table-cell office:value-type="float" office:value="6572">
            <text:p>6572</text:p>
          </table:table-cell>
          <table:table-cell office:value-type="float" office:value="23919">
            <text:p>23919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1">
            <text:p>151</text:p>
          </table:table-cell>
          <table:table-cell office:value-type="float" office:value="7719.33333333333">
            <text:p>7719.3333333333</text:p>
          </table:table-cell>
          <table:table-cell office:value-type="float" office:value="18462.3333333333">
            <text:p>18462.3333333333</text:p>
          </table:table-cell>
          <table:table-cell office:value-type="float" office:value="17.28">
            <text:p>17.28</text:p>
          </table:table-cell>
          <table:table-cell table:number-columns-repeated="3" office:value-type="float" office:value="5">
            <text:p>5</text:p>
          </table:table-cell>
          <table:table-cell office:value-type="float" office:value="575">
            <text:p>575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2158">
            <text:p>2158</text:p>
          </table:table-cell>
          <table:table-cell office:value-type="float" office:value="5643">
            <text:p>5643</text:p>
          </table:table-cell>
          <table:table-cell office:value-type="float" office:value="24968">
            <text:p>24968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row table:style-name="ro1"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1.16">
            <text:p>1.16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15.1">
            <text:p>15.1</text:p>
          </table:table-cell>
          <table:table-cell office:value-type="float" office:value="20">
            <text:p>20</text:p>
          </table:table-cell>
          <table:table-cell office:value-type="float" office:value="9229">
            <text:p>9229</text:p>
          </table:table-cell>
          <table:table-cell office:value-type="float" office:value="11288">
            <text:p>11288</text:p>
          </table:table-cell>
          <table:table-cell office:value-type="float" office:value="11362">
            <text:p>113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8:56.55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867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53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608">
                <text:p>5608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46">
                <text:p>6846</text:p>
              </table:table-cell>
              <table:table-cell office:value-type="float" office:value="12201">
                <text:p>1220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330">
                <text:p>6330</text:p>
              </table:table-cell>
              <table:table-cell office:value-type="float" office:value="11123">
                <text:p>1112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048">
                <text:p>7048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510">
                <text:p>7510</text:p>
              </table:table-cell>
              <table:table-cell office:value-type="float" office:value="13592">
                <text:p>1359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4014">
                <text:p>140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90">
                <text:p>5390</text:p>
              </table:table-cell>
              <table:table-cell office:value-type="float" office:value="9225">
                <text:p>9225</text:p>
              </table:table-cell>
              <table:table-cell office:value-type="float" office:value="17109">
                <text:p>17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468">
                <text:p>5468</text:p>
              </table:table-cell>
              <table:table-cell office:value-type="float" office:value="9430">
                <text:p>9430</text:p>
              </table:table-cell>
              <table:table-cell office:value-type="float" office:value="16668">
                <text:p>166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24">
                <text:p>5624</text:p>
              </table:table-cell>
              <table:table-cell office:value-type="float" office:value="9551">
                <text:p>9551</text:p>
              </table:table-cell>
              <table:table-cell office:value-type="float" office:value="15506">
                <text:p>1550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146">
                <text:p>6146</text:p>
              </table:table-cell>
              <table:table-cell office:value-type="float" office:value="10623">
                <text:p>10623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752">
                <text:p>6752</text:p>
              </table:table-cell>
              <table:table-cell office:value-type="float" office:value="11640">
                <text:p>11640</text:p>
              </table:table-cell>
              <table:table-cell office:value-type="float" office:value="16968">
                <text:p>1696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264">
                <text:p>7264</text:p>
              </table:table-cell>
              <table:table-cell office:value-type="float" office:value="11402">
                <text:p>11402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96">
                <text:p>7996</text:p>
              </table:table-cell>
              <table:table-cell office:value-type="float" office:value="11648">
                <text:p>11648</text:p>
              </table:table-cell>
              <table:table-cell office:value-type="float" office:value="16907">
                <text:p>1690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756">
                <text:p>8756</text:p>
              </table:table-cell>
              <table:table-cell office:value-type="float" office:value="12026">
                <text:p>12026</text:p>
              </table:table-cell>
              <table:table-cell office:value-type="float" office:value="18363">
                <text:p>1836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310">
                <text:p>12310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18">
                <text:p>9018</text:p>
              </table:table-cell>
              <table:table-cell office:value-type="float" office:value="12130">
                <text:p>12130</text:p>
              </table:table-cell>
              <table:table-cell office:value-type="float" office:value="18706">
                <text:p>1870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98">
                <text:p>8998</text:p>
              </table:table-cell>
              <table:table-cell office:value-type="float" office:value="12461">
                <text:p>12461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134">
                <text:p>9134</text:p>
              </table:table-cell>
              <table:table-cell office:value-type="float" office:value="13489">
                <text:p>13489</text:p>
              </table:table-cell>
              <table:table-cell office:value-type="float" office:value="19381">
                <text:p>1938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05">
                <text:p>9105</text:p>
              </table:table-cell>
              <table:table-cell office:value-type="float" office:value="13304">
                <text:p>13304</text:p>
              </table:table-cell>
              <table:table-cell office:value-type="float" office:value="18579">
                <text:p>1857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162">
                <text:p>13162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820">
                <text:p>13820</text:p>
              </table:table-cell>
              <table:table-cell office:value-type="float" office:value="19809">
                <text:p>1980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636">
                <text:p>13636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46">
                <text:p>13446</text:p>
              </table:table-cell>
              <table:table-cell office:value-type="float" office:value="19632">
                <text:p>1963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602">
                <text:p>13602</text:p>
              </table:table-cell>
              <table:table-cell office:value-type="float" office:value="21608">
                <text:p>2160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762">
                <text:p>13762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212">
                <text:p>14212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116">
                <text:p>14116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92">
                <text:p>14792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110">
                <text:p>15110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027">
                <text:p>16027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58">
                <text:p>10458</text:p>
              </table:table-cell>
              <table:table-cell office:value-type="float" office:value="17210">
                <text:p>17210</text:p>
              </table:table-cell>
              <table:table-cell office:value-type="float" office:value="29330">
                <text:p>2933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174">
                <text:p>11174</text:p>
              </table:table-cell>
              <table:table-cell office:value-type="float" office:value="17776">
                <text:p>17776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92">
                <text:p>18592</text:p>
              </table:table-cell>
              <table:table-cell office:value-type="float" office:value="31867">
                <text:p>318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84">
                <text:p>19384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238">
                <text:p>20238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639">
                <text:p>21639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356">
                <text:p>22356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798">
                <text:p>22798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484">
                <text:p>22484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808">
                <text:p>21808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225">
                <text:p>22225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688">
                <text:p>22688</text:p>
              </table:table-cell>
              <table:table-cell office:value-type="float" office:value="32523">
                <text:p>325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578">
                <text:p>23578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964">
                <text:p>23964</text:p>
              </table:table-cell>
              <table:table-cell office:value-type="float" office:value="34973">
                <text:p>349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419">
                <text:p>22419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228">
                <text:p>15228</text:p>
              </table:table-cell>
              <table:table-cell office:value-type="float" office:value="21582">
                <text:p>21582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3257">
                <text:p>13257</text:p>
              </table:table-cell>
              <table:table-cell office:value-type="float" office:value="21152">
                <text:p>21152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0855">
                <text:p>10855</text:p>
              </table:table-cell>
              <table:table-cell office:value-type="float" office:value="19824">
                <text:p>19824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9584">
                <text:p>19584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777">
                <text:p>10777</text:p>
              </table:table-cell>
              <table:table-cell office:value-type="float" office:value="19143">
                <text:p>19143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661">
                <text:p>11661</text:p>
              </table:table-cell>
              <table:table-cell office:value-type="float" office:value="18440">
                <text:p>18440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234">
                <text:p>10234</text:p>
              </table:table-cell>
              <table:table-cell office:value-type="float" office:value="18018">
                <text:p>18018</text:p>
              </table:table-cell>
              <table:table-cell office:value-type="float" office:value="32321">
                <text:p>3232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336">
                <text:p>10336</text:p>
              </table:table-cell>
              <table:table-cell office:value-type="float" office:value="17313">
                <text:p>17313</text:p>
              </table:table-cell>
              <table:table-cell office:value-type="float" office:value="30002">
                <text:p>300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0572">
                <text:p>10572</text:p>
              </table:table-cell>
              <table:table-cell office:value-type="float" office:value="16580">
                <text:p>16580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724">
                <text:p>9724</text:p>
              </table:table-cell>
              <table:table-cell office:value-type="float" office:value="15865">
                <text:p>15865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3974">
                <text:p>13974</text:p>
              </table:table-cell>
              <table:table-cell office:value-type="float" office:value="23478">
                <text:p>234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0336">
                <text:p>10336</text:p>
              </table:table-cell>
              <table:table-cell office:value-type="float" office:value="14329">
                <text:p>14329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572">
                <text:p>10572</text:p>
              </table:table-cell>
              <table:table-cell office:value-type="float" office:value="15249">
                <text:p>15249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724">
                <text:p>9724</text:p>
              </table:table-cell>
              <table:table-cell office:value-type="float" office:value="14586">
                <text:p>14586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4652">
                <text:p>14652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1">
                <text:p>10591</text:p>
              </table:table-cell>
              <table:table-cell office:value-type="float" office:value="15045">
                <text:p>15045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673">
                <text:p>9673</text:p>
              </table:table-cell>
              <table:table-cell office:value-type="float" office:value="15060">
                <text:p>15060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8755">
                <text:p>8755</text:p>
              </table:table-cell>
              <table:table-cell office:value-type="float" office:value="14245">
                <text:p>14245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180">
                <text:p>9180</text:p>
              </table:table-cell>
              <table:table-cell office:value-type="float" office:value="14712">
                <text:p>14712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064">
                <text:p>10064</text:p>
              </table:table-cell>
              <table:table-cell office:value-type="float" office:value="15113">
                <text:p>15113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673">
                <text:p>9673</text:p>
              </table:table-cell>
              <table:table-cell office:value-type="float" office:value="14178">
                <text:p>14178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755">
                <text:p>8755</text:p>
              </table:table-cell>
              <table:table-cell office:value-type="float" office:value="14246">
                <text:p>14246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9180">
                <text:p>9180</text:p>
              </table:table-cell>
              <table:table-cell office:value-type="float" office:value="14224">
                <text:p>14224</text:p>
              </table:table-cell>
              <table:table-cell office:value-type="float" office:value="23562">
                <text:p>2356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189">
                <text:p>7189</text:p>
              </table:table-cell>
              <table:table-cell office:value-type="float" office:value="13109">
                <text:p>13109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486">
                <text:p>5486</text:p>
              </table:table-cell>
              <table:table-cell office:value-type="float" office:value="11700">
                <text:p>11700</text:p>
              </table:table-cell>
              <table:table-cell office:value-type="float" office:value="22572">
                <text:p>2257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775">
                <text:p>9775</text:p>
              </table:table-cell>
              <table:table-cell office:value-type="float" office:value="17598">
                <text:p>17598</text:p>
              </table:table-cell>
              <table:table-cell office:value-type="float" office:value="32424">
                <text:p>3242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738">
                <text:p>10738</text:p>
              </table:table-cell>
              <table:table-cell office:value-type="float" office:value="17797">
                <text:p>17797</text:p>
              </table:table-cell>
              <table:table-cell office:value-type="float" office:value="31638">
                <text:p>3163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017">
                <text:p>7017</text:p>
              </table:table-cell>
              <table:table-cell office:value-type="float" office:value="12943">
                <text:p>12943</text:p>
              </table:table-cell>
              <table:table-cell office:value-type="float" office:value="22572">
                <text:p>2257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276">
                <text:p>6276</text:p>
              </table:table-cell>
              <table:table-cell office:value-type="float" office:value="12063">
                <text:p>12063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482">
                <text:p>5482</text:p>
              </table:table-cell>
              <table:table-cell office:value-type="float" office:value="11043">
                <text:p>11043</text:p>
              </table:table-cell>
              <table:table-cell office:value-type="float" office:value="21263">
                <text:p>2126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174">
                <text:p>5174</text:p>
              </table:table-cell>
              <table:table-cell office:value-type="float" office:value="10718">
                <text:p>10718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422">
                <text:p>4422</text:p>
              </table:table-cell>
              <table:table-cell office:value-type="float" office:value="10143">
                <text:p>10143</text:p>
              </table:table-cell>
              <table:table-cell office:value-type="float" office:value="21031">
                <text:p>2103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3696">
                <text:p>3696</text:p>
              </table:table-cell>
              <table:table-cell office:value-type="float" office:value="8670">
                <text:p>8670</text:p>
              </table:table-cell>
              <table:table-cell office:value-type="float" office:value="21953">
                <text:p>2195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3089">
                <text:p>3089</text:p>
              </table:table-cell>
              <table:table-cell office:value-type="float" office:value="7365">
                <text:p>7365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2581">
                <text:p>2581</text:p>
              </table:table-cell>
              <table:table-cell office:value-type="float" office:value="6572">
                <text:p>6572</text:p>
              </table:table-cell>
              <table:table-cell office:value-type="float" office:value="23919">
                <text:p>2391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158">
                <text:p>2158</text:p>
              </table:table-cell>
              <table:table-cell office:value-type="float" office:value="5643">
                <text:p>5643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78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41.25">
                <text:p>7741.2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719.33333333333">
                <text:p>771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6cm" svg:y="1.404cm" svg:width="31.67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7.1025">
                <text:p>17.102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4cm" svg:y="1.352cm" svg:width="32.1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68555845382">
                <text:p>1.2685558453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575890514112">
                <text:p>1.175758905141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529333741535">
                <text:p>1.1452933374153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710420575559">
                <text:p>1.3271042057555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277304440189">
                <text:p>1.2027730444018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6069807022727">
                <text:p>1.1606980702272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9422194833528">
                <text:p>1.0942219483352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262061525711">
                <text:p>1.1926206152571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785278214026">
                <text:p>1.2278527821402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283380414963">
                <text:p>1.2228338041496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54579496267">
                <text:p>1.295457949626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0316205732684">
                <text:p>1.303162057326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437866494919">
                <text:p>1.2843786649491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7155613684161">
                <text:p>1.0715561368416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515613285042">
                <text:p>1.0651561328504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808181468286">
                <text:p>1.0880818146828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241748461258">
                <text:p>1.1024174846125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0783782144384">
                <text:p>1.1078378214438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1269747071098">
                <text:p>1.1126974707109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153377468035">
                <text:p>1.0515337746803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123069673131">
                <text:p>1.0312306967313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573257237876">
                <text:p>1.0557325723787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1917933640291">
                <text:p>1.0191793364029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782519071316">
                <text:p>1.0178251907131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226940204723">
                <text:p>1.0222694020472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90109740861">
                <text:p>1.049010974086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51137484813">
                <text:p>1.045113748481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081112191455">
                <text:p>1.0308111219145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717335584459">
                <text:p>1.0771733558445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026072632079">
                <text:p>1.1302607263207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136794637691">
                <text:p>1.1813679463769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527822120724">
                <text:p>1.205278221207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685329918959">
                <text:p>1.196853299189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147901116567">
                <text:p>1.1714790111656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27019640828">
                <text:p>1.112701964082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5459193809686">
                <text:p>1.0545919380968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15868973125">
                <text:p>1.011586897312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044891978447">
                <text:p>1.1604489197844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05852148888">
                <text:p>1.1070585214888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3290620082889">
                <text:p>0.99329062008288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838208097282">
                <text:p>0.99183820809728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427148622744">
                <text:p>0.9842714862274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2679535991072">
                <text:p>0.97267953599107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665230770159">
                <text:p>0.98666523077015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91053889712">
                <text:p>1.009105388971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2105340399852">
                <text:p>0.98210534039985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82718996111592">
                <text:p>0.98271899611159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452794871155">
                <text:p>0.97645279487115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2838608123665">
                <text:p>0.98283860812366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731426333058154">
                <text:p>0.7314263330581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779863141731387">
                <text:p>0.77986314173138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09612460778515">
                <text:p>0.8096124607785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12802692910348">
                <text:p>0.91280269291034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671269446244315">
                <text:p>0.67126944624431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41905702399419">
                <text:p>0.84190570239941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895023575603">
                <text:p>1.0289502357560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719759648429384">
                <text:p>0.7197596484293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6475594355398">
                <text:p>0.8564755943553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16676926716852">
                <text:p>0.91667692671685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47253584554">
                <text:p>1.014725358455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238319528233">
                <text:p>1.0123831952823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72235996254028">
                <text:p>0.97223599625402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5170489408327">
                <text:p>0.98517048940832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9461459367324">
                <text:p>0.96946145936732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14596787246213">
                <text:p>0.81459678724621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31353555512387">
                <text:p>1.3135355551238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126847001646">
                <text:p>1.0012684700164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82015625">
                <text:p>0.978201562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41875839372703">
                <text:p>0.84187583937270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80493359760075">
                <text:p>0.98049335976007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2065811400439">
                <text:p>1.0206581140043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548922480992447">
                <text:p>0.54892248099244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9899730662736">
                <text:p>0.90989973066273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22909022946002">
                <text:p>0.2290902294600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8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21459.75">
                <text:p>21459.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462.3333333333">
                <text:p>1846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